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í" svg:font-family="Calibrí" style:font-family-generic="system"/>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5.425cm" fo:margin-left="1.127cm" fo:margin-right="-0.053cm" table:align="margins"/>
    </style:style>
    <style:style style:name="Table1.A" style:family="table-column">
      <style:table-column-properties style:column-width="5.821cm" style:rel-column-width="3300*"/>
    </style:style>
    <style:style style:name="Table1.B" style:family="table-column">
      <style:table-column-properties style:column-width="2.302cm" style:rel-column-width="1305*"/>
    </style:style>
    <style:style style:name="Table1.C" style:family="table-column">
      <style:table-column-properties style:column-width="7.303cm" style:rel-column-width="4140*"/>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26pt" style:font-size-asian="26pt"/>
    </style:style>
    <style:style style:name="P4" style:family="paragraph" style:parent-style-name="Normal">
      <style:paragraph-properties fo:text-align="center" style:justify-single-word="false"/>
      <style:text-properties fo:font-size="26pt" fo:font-weight="bold" style:font-size-asian="26pt" style:font-weight-asian="bold"/>
    </style:style>
    <style:style style:name="P5" style:family="paragraph" style:parent-style-name="Normal">
      <style:paragraph-properties fo:text-align="center" style:justify-single-word="false"/>
      <style:text-properties fo:font-size="36pt" style:font-size-asian="36pt"/>
    </style:style>
    <style:style style:name="P6" style:family="paragraph" style:parent-style-name="Normal">
      <style:paragraph-properties fo:text-align="center" style:justify-single-word="false"/>
      <style:text-properties fo:font-size="36pt" fo:font-weight="bold" style:font-size-asian="36pt" style:font-weight-asian="bold"/>
    </style:style>
    <style:style style:name="P7" style:family="paragraph" style:parent-style-name="Normal">
      <style:paragraph-properties fo:text-align="center" style:justify-single-word="false"/>
      <style:text-properties fo:font-size="22pt" style:font-size-asian="22pt"/>
    </style:style>
    <style:style style:name="P8" style:family="paragraph" style:parent-style-name="Normal">
      <style:paragraph-properties>
        <style:tab-stops>
          <style:tab-stop style:position="2.09cm"/>
          <style:tab-stop style:position="11.404cm"/>
        </style:tab-stops>
      </style:paragraph-properties>
    </style:style>
    <style:style style:name="P9" style:family="paragraph" style:parent-style-name="No_20_Spacing">
      <style:paragraph-properties fo:margin-left="1.27cm" fo:margin-right="0cm" fo:text-indent="0cm" style:auto-text-indent="false">
        <style:tab-stops/>
      </style:paragraph-properties>
    </style:style>
    <style:style style:name="P10" style:family="paragraph" style:parent-style-name="Normal">
      <style:paragraph-properties fo:margin-left="-1.101cm" fo:margin-right="0cm" fo:margin-top="0cm" fo:margin-bottom="0cm" fo:text-indent="0cm" style:auto-text-indent="false">
        <style:tab-stops/>
      </style:paragraph-properties>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Heading_20_4">
      <style:text-properties fo:color="#000000"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P15" style:family="paragraph" style:parent-style-name="Heading_20_4">
      <style:paragraph-properties fo:break-before="page"/>
    </style:style>
    <style:style style:name="P16" style:family="paragraph" style:parent-style-name="Heading_20_4">
      <style:paragraph-properties fo:break-before="page"/>
      <style:text-properties fo:color="#000000"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P17" style:family="paragraph" style:parent-style-name="Heading_20_5">
      <style:paragraph-properties fo:break-before="page"/>
    </style:style>
    <style:style style:name="P18" style:family="paragraph" style:parent-style-name="Normal" style:master-page-name="MPF0">
      <style:paragraph-properties fo:text-align="center" style:justify-single-word="false" style:page-number="auto" fo:break-before="page"/>
      <style:text-properties fo:font-size="26pt" style:font-size-asian="26pt"/>
    </style:style>
    <style:style style:name="P19" style:family="paragraph" style:parent-style-name="Normal" style:list-style-name="L1"/>
    <style:style style:name="P20" style:family="paragraph" style:parent-style-name="Normal">
      <style:paragraph-properties fo:text-align="center" style:justify-single-word="false"/>
      <style:text-properties fo:font-size="12pt" style:font-size-asian="12pt" style:font-size-complex="12pt"/>
    </style:style>
    <style:style style:name="P21" style:family="paragraph" style:parent-style-name="Normal">
      <style:paragraph-properties fo:margin-top="0cm" fo:margin-bottom="0cm" fo:line-height="100%"/>
      <style:text-properties fo:font-size="12pt" style:font-size-asian="12pt" style:font-size-complex="12pt"/>
    </style:style>
    <style:style style:name="P22" style:family="paragraph" style:parent-style-name="Normal">
      <style:paragraph-properties fo:margin-top="0cm" fo:margin-bottom="0cm" fo:line-height="100%" fo:text-align="center" style:justify-single-word="false"/>
      <style:text-properties fo:font-size="12pt" style:font-size-asian="12pt" style:font-size-complex="12pt"/>
    </style:style>
    <style:style style:name="P23" style:family="paragraph" style:parent-style-name="Normal">
      <style:paragraph-properties fo:margin-top="0cm" fo:margin-bottom="0cm" fo:line-height="100%">
        <style:tab-stops>
          <style:tab-stop style:position="0.767cm"/>
        </style:tab-stops>
      </style:paragraph-properties>
      <style:text-properties fo:font-size="12pt" style:font-size-asian="12pt" style:font-size-complex="12pt"/>
    </style:style>
    <style:style style:name="P24" style:family="paragraph" style:parent-style-name="Normal">
      <style:paragraph-properties fo:margin-top="0cm" fo:margin-bottom="0cm" fo:line-height="100%">
        <style:tab-stops>
          <style:tab-stop style:position="1.826cm"/>
        </style:tab-stops>
      </style:paragraph-properties>
      <style:text-properties fo:font-size="12pt" style:font-size-asian="12pt" style:font-size-complex="12pt"/>
    </style:style>
    <style:style style:name="P25" style:family="paragraph" style:parent-style-name="No_20_Spacing" style:list-style-name="L2"/>
    <style:style style:name="P26" style:family="paragraph" style:parent-style-name="No_20_Spacing" style:list-style-name="L3"/>
    <style:style style:name="P27" style:family="paragraph" style:parent-style-name="No_20_Spacing" style:list-style-name="L4"/>
    <style:style style:name="P28" style:family="paragraph" style:parent-style-name="List_20_Paragraph" style:list-style-name="L4"/>
    <style:style style:name="P29" style:family="paragraph" style:parent-style-name="List_20_Paragraph" style:list-style-name="L4">
      <style:text-properties fo:color="#000000" style:font-name="Cambria"/>
    </style:style>
    <style:style style:name="P30" style:family="paragraph" style:parent-style-name="List_20_Paragraph" style:list-style-name="L5">
      <style:text-properties fo:color="#000000" style:font-name="Cambria"/>
    </style:style>
    <style:style style:name="T1" style:family="text">
      <style:text-properties fo:color="#999999"/>
    </style:style>
    <style:style style:name="T2" style:family="text">
      <style:text-properties fo:color="#004586" fo:font-weight="bold" style:font-weight-asian="bold" style:font-weight-complex="bold"/>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5" style:family="text">
      <style:text-properties style:use-window-font-color="true" fo:font-weight="normal" style:font-weight-asian="normal" style:font-weight-complex="normal"/>
    </style:style>
    <style:style style:name="T6" style:family="text">
      <style:text-properties style:use-window-font-color="true" fo:font-style="italic" style:text-underline-style="solid" style:text-underline-width="auto" style:text-underline-color="font-color" fo:font-weight="normal" style:text-underline-mode="continuous" style:text-overline-mode="continuous" style:text-line-through-mode="continuous" style:font-style-asian="italic" style:font-weight-asian="normal" style:font-style-complex="italic" style:font-weight-complex="normal"/>
    </style:style>
    <style:style style:name="T7" style:family="text">
      <style:text-properties style:use-window-font-color="true" style:font-name="Cambria" fo:font-style="normal" fo:font-weight="normal" style:font-style-asian="normal" style:font-weight-asian="normal"/>
    </style:style>
    <style:style style:name="T8" style:family="text">
      <style:text-properties style:use-window-font-color="true" style:font-name="Cambria" fo:font-style="normal" fo:font-weight="normal" style:font-style-asian="normal" style:font-weight-asian="normal" style:font-style-complex="normal" style:font-weight-complex="normal"/>
    </style:style>
    <style:style style:name="T9" style:family="text">
      <style:text-properties fo:color="#000000"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0" style:family="text">
      <style:text-properties fo:color="#000000" style:font-name="Calibrí" fo:font-style="normal" fo:font-weight="normal" style:font-style-asian="normal" style:font-weight-asian="normal" style:font-style-complex="normal" style:font-weight-complex="normal"/>
    </style:style>
    <style:style style:name="T11" style:family="text">
      <style:text-properties fo:color="#000000" style:font-name="Cambria"/>
    </style:style>
    <style:style style:name="T12" style:family="text">
      <style:text-properties style:font-name="Cambri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7LVL1" text:bullet-char="">
        <style:list-level-properties text:space-before="0.688cm" text:min-label-width="0.635cm"/>
        <style:text-properties style:font-name="Symbol"/>
      </text:list-level-style-bullet>
      <text:list-level-style-bullet text:level="2" text:style-name="WW_5f_CharLFO17LVL2" text:bullet-char="o">
        <style:list-level-properties text:space-before="1.958cm" text:min-label-width="0.635cm"/>
        <style:text-properties style:font-name="Courier New"/>
      </text:list-level-style-bullet>
      <text:list-level-style-bullet text:level="3" text:style-name="WW_5f_CharLFO17LVL3" text:bullet-char="">
        <style:list-level-properties text:space-before="3.228cm" text:min-label-width="0.635cm"/>
        <style:text-properties style:font-name="Wingdings"/>
      </text:list-level-style-bullet>
      <text:list-level-style-bullet text:level="4" text:style-name="WW_5f_CharLFO17LVL4" text:bullet-char="">
        <style:list-level-properties text:space-before="4.498cm" text:min-label-width="0.635cm"/>
        <style:text-properties style:font-name="Symbol"/>
      </text:list-level-style-bullet>
      <text:list-level-style-bullet text:level="5" text:style-name="WW_5f_CharLFO17LVL5" text:bullet-char="o">
        <style:list-level-properties text:space-before="5.768cm" text:min-label-width="0.635cm"/>
        <style:text-properties style:font-name="Courier New"/>
      </text:list-level-style-bullet>
      <text:list-level-style-bullet text:level="6" text:style-name="WW_5f_CharLFO17LVL6" text:bullet-char="">
        <style:list-level-properties text:space-before="7.038cm" text:min-label-width="0.635cm"/>
        <style:text-properties style:font-name="Wingdings"/>
      </text:list-level-style-bullet>
      <text:list-level-style-bullet text:level="7" text:style-name="WW_5f_CharLFO17LVL7" text:bullet-char="">
        <style:list-level-properties text:space-before="8.308cm" text:min-label-width="0.635cm"/>
        <style:text-properties style:font-name="Symbol"/>
      </text:list-level-style-bullet>
      <text:list-level-style-bullet text:level="8" text:style-name="WW_5f_CharLFO17LVL8" text:bullet-char="o">
        <style:list-level-properties text:space-before="9.578cm" text:min-label-width="0.635cm"/>
        <style:text-properties style:font-name="Courier New"/>
      </text:list-level-style-bullet>
      <text:list-level-style-bullet text:level="9" text:style-name="WW_5f_CharLFO17LVL9" text:bullet-char="">
        <style:list-level-properties text:space-before="10.84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p>
      <text:p text:style-name="P3"/>
      <text:p text:style-name="P5">Trabajo práctico</text:p>
      <text:p text:style-name="P6">TODOMUNDO Transportes</text:p>
      <text:p text:style-name="P4"/>
      <text:p text:style-name="P4"/>
      <text:p text:style-name="P4">Facultad de Ingenieria</text:p>
      <text:p text:style-name="P7">Analisis de la Informacion</text:p>
      <text:p text:style-name="P7"/>
      <text:p text:style-name="P7"/>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2">Adolfo Alfredo Ava</text:p>
          </table:table-cell>
          <table:table-cell table:style-name="Table1.A1" office:value-type="string">
            <text:p text:style-name="P22">85650</text:p>
          </table:table-cell>
          <table:table-cell table:style-name="Table1.A1" office:value-type="string">
            <text:p text:style-name="P21">adolfo.ava@gmail.com</text:p>
          </table:table-cell>
        </table:table-row>
        <table:table-row>
          <table:table-cell table:style-name="Table1.A1" office:value-type="string">
            <text:p text:style-name="P22">Agustin Sangregorio</text:p>
          </table:table-cell>
          <table:table-cell table:style-name="Table1.A1" office:value-type="string">
            <text:p text:style-name="P22">85943</text:p>
          </table:table-cell>
          <table:table-cell table:style-name="Table1.A1" office:value-type="string">
            <text:p text:style-name="P21">agustin.sangregorio@gmail.com</text:p>
          </table:table-cell>
        </table:table-row>
        <table:table-row>
          <table:table-cell table:style-name="Table1.A1" office:value-type="string">
            <text:p text:style-name="P22">Juan Manuel Rouco</text:p>
          </table:table-cell>
          <table:table-cell table:style-name="Table1.A1" office:value-type="string">
            <text:p text:style-name="P22">84344</text:p>
          </table:table-cell>
          <table:table-cell table:style-name="Table1.A1" office:value-type="string">
            <text:p text:style-name="P23">juanmanuel.rouco@gmail.com</text:p>
          </table:table-cell>
        </table:table-row>
        <table:table-row>
          <table:table-cell table:style-name="Table1.A1" office:value-type="string">
            <text:p text:style-name="P22">Maria Jimena Batllori</text:p>
          </table:table-cell>
          <table:table-cell table:style-name="Table1.A1" office:value-type="string">
            <text:p text:style-name="P22">85809</text:p>
          </table:table-cell>
          <table:table-cell table:style-name="Table1.A1" office:value-type="string">
            <text:p text:style-name="P21">mjbatllori@gmail.com</text:p>
          </table:table-cell>
        </table:table-row>
        <table:table-row>
          <table:table-cell table:style-name="Table1.A1" office:value-type="string">
            <text:p text:style-name="P22">Nicolás Ayala</text:p>
          </table:table-cell>
          <table:table-cell table:style-name="Table1.A1" office:value-type="string">
            <text:p text:style-name="P22">88276</text:p>
          </table:table-cell>
          <table:table-cell table:style-name="Table1.A1" office:value-type="string">
            <text:p text:style-name="P21">ncls.ayala@gmail.com</text:p>
          </table:table-cell>
        </table:table-row>
        <table:table-row>
          <table:table-cell table:style-name="Table1.A1" office:value-type="string">
            <text:p text:style-name="P22">Diego Machinsky</text:p>
          </table:table-cell>
          <table:table-cell table:style-name="Table1.A1" office:value-type="string">
            <text:p text:style-name="P22">85373</text:p>
          </table:table-cell>
          <table:table-cell table:style-name="Table1.A1" office:value-type="string">
            <text:p text:style-name="P24">malcha@gmail.com</text:p>
          </table:table-cell>
        </table:table-row>
        <table:table-row>
          <table:table-cell table:style-name="Table1.A1" office:value-type="string">
            <text:p text:style-name="P22">Nicolás Padula</text:p>
          </table:table-cell>
          <table:table-cell table:style-name="Table1.A1" office:value-type="string">
            <text:p text:style-name="P22">83268</text:p>
          </table:table-cell>
          <table:table-cell table:style-name="Table1.A1" office:value-type="string">
            <text:p text:style-name="P21">nicolaspadula@gmail.com</text:p>
          </table:table-cell>
        </table:table-row>
      </table:table>
      <text:p text:style-name="P20"/>
      <text:h text:style-name="Heading_20_1" text:outline-level="1">Indice de contenidos</text:h>
      <text:p text:style-name="Normal"/>
      <text:p text:style-name="Normal"/>
      <text:p text:style-name="P8"><text:soft-page-break/><text:tab/>Objetivos<text:tab/>3</text:p>
      <text:p text:style-name="P8"><text:tab/>Glosario<text:tab/>4</text:p>
      <text:p text:style-name="P8"><text:tab/>Alcance<text:tab/>5</text:p>
      <text:p text:style-name="P8"><text:tab/>Hipótesis<text:tab/>6</text:p>
      <text:p text:style-name="P8"><text:tab/>Diagrama de actividades<text:tab/>7</text:p>
      <text:p text:style-name="P8"><text:tab/>Tareas de las actividades<text:tab/>8</text:p>
      <text:p text:style-name="P8"><text:tab/>Modelo de casos de uso<text:tab/>10</text:p>
      <text:p text:style-name="P8"><text:tab/>Diagrama de casos de uso<text:tab/>12</text:p>
      <text:p text:style-name="P8"><text:tab/>Especificaciones de casos de uso<text:tab/>13</text:p>
      <text:p text:style-name="P8"><text:tab/>Clases participantes<text:tab/>29</text:p>
      <text:p text:style-name="P8"><text:tab/>Diagrama de Clases participantes<text:tab/>32</text:p>
      <text:p text:style-name="P8"><text:bookmark-start text:name="_Toc259145929"/></text:p>
      <text:h text:style-name="P11" text:outline-level="1"><text:bookmark-start text:name="_Toc259207967"/><text:bookmark-start text:name="_Toc259389706"/>Objetivo<text:bookmark-end text:name="_Toc259145929"/><text:bookmark-end text:name="_Toc259207967"/><text:bookmark-end text:name="_Toc259389706"/></text:h>
      <text:p text:style-name="Normal">Modeliza<text:bookmark-start text:name="_Toc259145930"/>r un sistema que permita almacenar información que posibilite realizar un seguimiento de la carga desde un punto de partida hasta un punto de llegada<text:bookmark-end text:name="_Toc259145930"/> y <text:s/>la elección entre varios transportistas para formar cada ruta, teniendo en cuenta las rutas que cubre cada transportista y los medios de transporte que utilizan. </text:p>
      <text:h text:style-name="P11" text:outline-level="1"><text:bookmark-start text:name="_Toc259145931"/><text:bookmark-start text:name="_Toc259207968"/><text:bookmark-start text:name="_Toc259389707"/>Glosario<text:bookmark-end text:name="_Toc259145931"/><text:bookmark-end text:name="_Toc259207968"/><text:bookmark-end text:name="_Toc259389707"/></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11" text:outline-level="1"><text:bookmark-start text:name="_Toc259145936"/><text:bookmark-start text:name="_Toc259207969"/><text:bookmark-start text:name="_Toc259389708"/>Alcance<text:bookmark-end text:name="_Toc259145936"/><text:bookmark-end text:name="_Toc259207969"/><text:bookmark-end text:name="_Toc259389708"/></text:h>
      <text:h text:style-name="Heading_20_2" text:outline-level="2"><text:bookmark-start text:name="_Toc259145937"/><text:bookmark-start text:name="_Toc259207970"/><text:bookmark-start text:name="_Toc259389709"/>El sistema va a contemplar:<text:bookmark-end text:name="_Toc259145937"/><text:bookmark-end text:name="_Toc259207970"/><text:bookmark-end text:name="_Toc259389709"/></text:h>
      <text:p text:style-name="Normal"><text:bookmark-start text:name="_Toc259145938"/>El almacenamiento de la información de todos l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 información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la información de rutas comunes o predeterminadas (entendiendose "rutas predeterminadas" a las rutas de transporte que son utilizadas habitualmente para las cargas que recibe la organización), para poder eliminarlas, modificarlas o hacer consultas de las mismas.<text:bookmark-end text:name="_Toc259145941"/></text:p>
      <text:p text:style-name="Normal"><text:bookmark-start text:name="_Toc259145942"/>El almacenamiento de la información de la posición de la carga cuando pase por un punto de control, para poder consultar la misma en cada momento. Entendiendo por punto de control a aduanas, peajes, cargas/descargas en depósitos/transportes.<text:bookmark-end text:name="_Toc259145942"/> <text:s/></text:p>
      <text:p text:style-name="Normal"><text:bookmark-start text:name="_Toc259145943"/>El almacenamiento de la información de los datos correspondientes a las facturas para su posterior consulta y/o eliminación.<text:bookmark-end text:name="_Toc259145943"/></text:p>
      <text:p text:style-name="Normal">El almacenamiento de la información del estado de una factura (si se emitio o no).</text:p>
      <text:h text:style-name="Heading_20_2" text:outline-level="2"><text:bookmark-start text:name="_Toc259145944"/><text:bookmark-start text:name="_Toc259207971"/><text:bookmark-start text:name="_Toc259389710"/>El sistema no va a contemplar:<text:bookmark-end text:name="_Toc259145944"/><text:bookmark-end text:name="_Toc259207971"/><text:bookmark-end text:name="_Toc259389710"/></text:h>
      <text:p text:style-name="Normal"><text:bookmark-start text:name="_Toc259145945"/>El almacenamiento de información sobre la posición de la carga en cada instante.<text:bookmark-end text:name="_Toc259145945"/></text:p>
      <text:p text:style-name="Normal">L<text:bookmark-start text:name="_Toc259145946"/>a emisión de las facturas, pero si guardará información sobre las facturas y su emisión.<text:bookmark-end text:name="_Toc259145946"/></text:p>
      <text:p text:style-name="Normal"><text:bookmark-start text:name="_Toc259145947"/>La funcionalidad de retirar la carga en el domicilio de los clientes<text:bookmark-end text:name="_Toc259145947"/> como punto de partida.</text:p>
      <text:p text:style-name="Normal">La funcionalidad de logística de transportes, el sistema solo guardará información sobre quien se encarga del traslado, como y los puntos a los que va arribando.</text:p>
      <text:p text:style-name="Normal">La funcionalidad de decidir si un cliente es habitual o no, deberá ser ingresado manualmente por un operador autorizado.</text:p>
      <text:p text:style-name="Normal"/>
      <text:h text:style-name="P11" text:outline-level="1"><text:bookmark-start text:name="_Toc259145948"/><text:bookmark-start text:name="_Toc259207972"/><text:bookmark-start text:name="_Toc259389711"/>Hipótesis<text:bookmark-end text:name="_Toc259145948"/><text:bookmark-end text:name="_Toc259207972"/><text:bookmark-end text:name="_Toc259389711"/></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 Esta información será: los tramos que maneja la compañía y con que tipo de transportes (si pueden transportar alimentos, cosas fragiles o seres vivos). Tambien se encargarán de proveer la información del último punto de control por donde pasó la carga.</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án sujetos a la disponibilidad y factibilidad que los proveedores de transporte poseen para estos tipos de carga<text:bookmark-end text:name="_Toc259145954"/> en un momento determinado.</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11" text:outline-level="1"><text:bookmark-start text:name="_Toc259207973"/><text:bookmark-start text:name="_Toc259389712"/>Diagrama de actividades<text:bookmark-end text:name="_Toc259145959"/><text:bookmark-end text:name="_Toc259207973"/><text:bookmark-end text:name="_Toc259389712"/></text:h>
      <text:h text:style-name="Heading_20_2" text:outline-level="2"><text:bookmark-start text:name="_Toc259145960"/><text:bookmark-start text:name="_Toc259207974"/><text:bookmark-start text:name="_Toc259389713"/>Escenario Global – Enviar carga<text:bookmark-end text:name="_Toc259145960"/><text:bookmark-end text:name="_Toc259207974"/><text:bookmark-end text:name="_Toc259389713"/></text:h>
      <text:p text:style-name="Normal"><draw:frame draw:style-name="fr1" draw:name="gráficos3" text:anchor-type="paragraph" svg:x="0cm" svg:y="0cm" svg:width="16.499cm" style:rel-width="scale" svg:height="18.23cm" style:rel-height="scale" draw:z-index="1"><draw:image/></draw:frame></text:p>
      <text:h text:style-name="P11" text:outline-level="1"><text:bookmark-start text:name="_Toc259145961"/><text:bookmark-start text:name="_Toc259207975"/><text:bookmark-start text:name="_Toc259389714"/>Tareas de las actividad<text:bookmark-end text:name="_Toc259145961"/><text:bookmark-end text:name="_Toc259207975"/><text:bookmark-end text:name="_Toc259389714"/>es</text:h>
      <text:h text:style-name="Heading_20_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on de envío, entonces se registran sus datos y se da de alta el envío.</text:p>
      <text:h text:style-name="Heading_20_2" text:outline-level="2"><text:bookmark-start text:name="_Toc259145970"/><text:bookmark-start text:name="_Toc259207978"/><text:bookmark-start text:name="_Toc259389717"/>Pagar envío<text:bookmark-end text:name="_Toc259145970"/><text:bookmark-end text:name="_Toc259207978"/><text:bookmark-end text:name="_Toc259389717"/></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_20_2" text:outline-level="2"><text:bookmark-start text:name="_Toc259145974"/><text:bookmark-start text:name="_Toc259207979"/><text:bookmark-start text:name="_Toc259389718"/>Realizar envío<text:bookmark-end text:name="_Toc259145974"/><text:bookmark-end text:name="_Toc259207979"/><text:bookmark-end text:name="_Toc259389718"/></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_20_2" text:outline-level="2"><text:bookmark-start text:name="_Toc259145980"/><text:bookmark-start text:name="_Toc259207980"/><text:bookmark-start text:name="_Toc259389719"/>Informar estado de carga<text:bookmark-end text:name="_Toc259145980"/><text:bookmark-end text:name="_Toc259207980"/><text:bookmark-end text:name="_Toc259389719"/></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text:soft-page-break/></text:p>
      <text:h text:style-name="Heading_20_2" text:outline-level="2"><text:bookmark-start text:name="_Toc259145983"/><text:bookmark-start text:name="_Toc259207981"/><text:bookmark-start text:name="_Toc259389720"/>Recibir carga<text:bookmark-end text:name="_Toc259145983"/><text:bookmark-end text:name="_Toc259207981"/><text:bookmark-end text:name="_Toc259389720"/></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_20_2" text:outline-level="2"><text:bookmark-start text:name="_Toc259145987"/><text:bookmark-start text:name="_Toc259207982"/><text:bookmark-start text:name="_Toc259389721"/>Emitir factura<text:bookmark-end text:name="_Toc259145987"/><text:bookmark-end text:name="_Toc259207982"/><text:bookmark-end text:name="_Toc259389721"/></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_20_2" text:outline-level="2"><text:bookmark-start text:name="_Toc259145991"/><text:bookmark-start text:name="_Toc259207983"/><text:bookmark-start text:name="_Toc259389722"/>Retirar carga<text:bookmark-end text:name="_Toc259145991"/><text:bookmark-end text:name="_Toc259207983"/><text:bookmark-end text:name="_Toc259389722"/></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11" text:outline-level="1"><text:bookmark-start text:name="_Toc259389723"/>Modelo de casos de uso<text:bookmark-end text:name="_Toc259389723"/></text:h>
      <text:h text:style-name="Heading_20_2" text:outline-level="2"><text:bookmark-start text:name="_Toc259389724"/>Actores<text:bookmark-end text:name="_Toc259389724"/></text:h>
      <text:p text:style-name="Normal">Nuestro modelo de casos de uso cuenta con los siguiente actores:</text:p>
      <text:list xml:id="list629034556" text:style-name="L1">
        <text:list-item>
          <text:p text:style-name="P19">Cliente</text:p>
        </text:list-item>
        <text:list-item>
          <text:p text:style-name="P19">Departamento de Ventas</text:p>
        </text:list-item>
        <text:list-item>
          <text:p text:style-name="P19">Departamento de Operaciones</text:p>
        </text:list-item>
        <text:list-item>
          <text:p text:style-name="P19">Oficina Central</text:p>
        </text:list-item>
        <text:list-item>
          <text:p text:style-name="P19">Empresa de transporte</text:p>
        </text:list-item>
        <text:list-item>
          <text:p text:style-name="P19">Sistema de facturación</text:p>
        </text:list-item>
      </text:list>
      <text:p text:style-name="Normal"/>
      <text:h text:style-name="Heading_20_2" text:outline-level="2"><text:bookmark-start text:name="_Toc259389725"/>Casos de uso<text:bookmark-end text:name="_Toc259389725"/></text:h>
      <text:p text:style-name="Normal">Los casos de uso identificados son:</text:p>
      <text:h text:style-name="Heading_20_3" text:outline-level="3"><text:bookmark-start text:name="_Toc259389726"/>Solicitar Envío.<text:bookmark-end text:name="_Toc259389726"/></text:h>
      <text:p text:style-name="Normal"><text:tab/>Este caso de uso provee la funcionalidad del ingreso de una solicitud de envío de una carga.</text:p>
      <text:h text:style-name="Heading_20_3" text:outline-level="3"><text:bookmark-start text:name="_Toc259389727"/>Pagar Envío.<text:bookmark-end text:name="_Toc259389727"/></text:h>
      <text:p text:style-name="Normal"><text:tab/>Describe la funcionalidad de dejar constancia en el sistema que el cliente pagó el envío.</text:p>
      <text:h text:style-name="Heading_20_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_20_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_20_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_20_3" text:outline-level="3"><text:bookmark-start text:name="_Toc259389732"/>Mantener Rutas.<text:bookmark-end text:name="_Toc259389732"/></text:h>
      <text:p text:style-name="Normal"><text:tab/>Provee la funcionalidad de agregar rutas al sistema, eliminarlas, modificar o consultar su información.</text:p>
      <text:h text:style-name="Heading_20_3" text:outline-level="3"><text:bookmark-start text:name="_Toc259389733"/><text:soft-page-break/>Mantener Posiciones de Cargas.<text:bookmark-end text:name="_Toc259389733"/></text:h>
      <text:p text:style-name="Normal"><text:tab/>Provee la funcionalidad de agregar posiciones de cargas al sistema, eliminarlas, modificar o consultar las mismas.</text:p>
      <text:h text:style-name="Heading_20_3" text:outline-level="3"><text:bookmark-start text:name="_Toc259389734"/>Realizar Envío.<text:bookmark-end text:name="_Toc259389734"/></text:h>
      <text:p text:style-name="Normal"><text:tab/>Provee la funcionalidad de informar a operaciones que una carga esta lista para enviarse.</text:p>
      <text:h text:style-name="Heading_20_3" text:outline-level="3"><text:bookmark-start text:name="_Toc259389735"/>Emitir Factura.<text:bookmark-end text:name="_Toc259389735"/></text:h>
      <text:p text:style-name="Normal"><text:tab/>El actor primario es la Oficina Central, el secundario es el Sistema de Facturación.</text:p>
      <text:h text:style-name="Heading_20_3" text:outline-level="3"><text:bookmark-start text:name="_Toc259389736"/>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11" text:outline-level="1"><text:bookmark-start text:name="_Toc259207984"/><text:bookmark-start text:name="_Toc259389737"/>Diagrama de casos de uso<text:bookmark-end text:name="_Toc259145995"/><text:bookmark-end text:name="_Toc259207984"/><text:bookmark-end text:name="_Toc259389737"/></text:h>
      <text:p text:style-name="Normal"><draw:frame draw:style-name="fr2" draw:name="gráficos1" text:anchor-type="paragraph" svg:x="0cm" svg:y="0cm" svg:width="16.499cm" style:rel-width="scale" svg:height="22.698cm" style:rel-height="scale" draw:z-index="2"><draw:image/></draw:frame><text:bookmark-start text:name="_Toc259145996"/></text:p>
      <text:h text:style-name="P11" text:outline-level="1"><text:bookmark-start text:name="_Toc259207985"/><text:bookmark-start text:name="_Toc259389738"/>Especificación de casos de uso<text:bookmark-end text:name="_Toc259145996"/><text:bookmark-end text:name="_Toc259207985"/><text:bookmark-end text:name="_Toc259389738"/></text:h>
      <text:h text:style-name="Heading_20_2" text:outline-level="2"><text:bookmark-start text:name="_Toc259145997"/><text:bookmark-start text:name="_Toc259207986"/><text:bookmark-start text:name="_Toc259389739"/>Caso de uso: Mantener clientes<text:bookmark-end text:name="_Toc259145997"/><text:bookmark-end text:name="_Toc259207986"/><text:bookmark-end text:name="_Toc259389739"/></text:h>
      <text:h text:style-name="Heading_20_3" text:outline-level="3"><text:bookmark-start text:name="_Toc259145998"/><text:bookmark-start text:name="_Toc259207987"/><text:bookmark-start text:name="_Toc259389740"/>Descripción:<text:bookmark-end text:name="_Toc259145998"/><text:bookmark-end text:name="_Toc259207987"/><text:bookmark-end text:name="_Toc259389740"/></text:h>
      <text:p text:style-name="Normal">Provee la funcionalidad de agregar clientes al sistema, eliminarlos, modificar o consultar su información.</text:p>
      <text:h text:style-name="Heading_20_3" text:outline-level="3">Actores participantes:</text:h>
      <text:p text:style-name="Normal">Departamento de Ventas.</text:p>
      <text:h text:style-name="Heading_20_3" text:outline-level="3">Pre-condiciones:</text:h>
      <text:p text:style-name="Normal">De eliminar, modificar o consultar la información de un cliente, el mismo debe existir en el sistema.</text:p>
      <text:h text:style-name="Heading_20_3" text:outline-level="3"><text:bookmark-start text:name="_Toc259145999"/><text:bookmark-start text:name="_Toc259207988"/><text:bookmark-start text:name="_Toc259389741"/>Flujo de eventos:<text:bookmark-end text:name="_Toc259145999"/><text:bookmark-end text:name="_Toc259207988"/><text:bookmark-end text:name="_Toc259389741"/></text:h>
      <text:h text:style-name="Heading_20_4" text:outline-level="4"><text:bookmark-start text:name="_Toc259146001"/><text:span text:style-name="Fuente_20_de_20_párrafo_20_predeter."><text:span text:style-name="T4">Flujo principal</text:span></text:span><text:span text:style-name="Fuente_20_de_20_párrafo_20_predeter."><text:span text:style-name="T5">:</text:span></text:span><text:bookmark-end text:name="_Toc259146001"/></text:h>
      <text:p text:style-name="Normal">INCLUDE (Validar usuario).</text:p>
      <text:p text:style-name="Normal">El departamento de ventas solicita acción de Mantener Cliente.</text:p>
      <text:p text:style-name="Normal">El sistema muestra actividades a seleccionar.</text:p>
      <text:p text:style-name="Normal">El departamento de ventas selecciona actividad:</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_20_4" text:outline-level="4"><text:bookmark-start text:name="_Toc259146002"/><text:span text:style-name="Fuente_20_de_20_párrafo_20_predeter."><text:span text:style-name="T4">Subflujo</text:span></text:span><text:span text:style-name="Fuente_20_de_20_párrafo_20_predeter."><text:span text:style-name="T5">:</text:span></text:span><text:bookmark-end text:name="_Toc259146002"/></text:h>
      <text:h text:style-name="Heading_20_5" text:outline-level="5"><text:span text:style-name="Fuente_20_de_20_párrafo_20_predeter."><text:span text:style-name="T3">Agregar cliente (S1):</text:span></text:span></text:h>
      <text:p text:style-name="Normal"><text:span text:style-name="Fuente_20_de_20_párrafo_20_predeter.">El sistema solicita los datos del cliente.</text:span></text:p>
      <text:p text:style-name="Normal"><text:span text:style-name="Fuente_20_de_20_párrafo_20_predeter.">El departamento de ventas ingresa los datos del cliente.</text:span></text:p>
      <text:p text:style-name="Normal"><text:span text:style-name="Fuente_20_de_20_párrafo_20_predeter.">El sistema valida el cliente (E1).</text:span></text:p>
      <text:p text:style-name="Normal"><text:span text:style-name="Fuente_20_de_20_párrafo_20_predeter.">El sistema agrega el cliente.</text:span></text:p>
      <text:p text:style-name="Normal"><text:span text:style-name="Fuente_20_de_20_párrafo_20_predeter.">El sistema solicita si se desea seguir agregando clientes.</text:span></text:p>
      <text:p text:style-name="Normal"><text:span text:style-name="Fuente_20_de_20_párrafo_20_predeter.">Si el departamento de ventas quiere seguir agregando comienza nuevamente el subflujo S1.</text:span></text:p>
      <text:p text:style-name="Normal"><text:soft-page-break/><text:span text:style-name="Fuente_20_de_20_párrafo_20_predeter.">Si el departamento de ventas no quiere seguir agregando finaliza el caso de uso.</text:span></text:p>
      <text:h text:style-name="Heading_20_5" text:outline-level="5"><text:span text:style-name="Fuente_20_de_20_párrafo_20_predeter."><text:span text:style-name="T3">Eliminar cliente (S2):</text:span></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sistema solicita si se desea seguir eliminando clientes.</text:p>
      <text:p text:style-name="Normal">Si el departamento de ventas quiere seguir eliminando comienza nuevamente el subflujo S2.</text:p>
      <text:p text:style-name="Normal">Si el departamento de ventas no quiere seguir eliminando finaliza el caso de uso.</text:p>
      <text:h text:style-name="Heading_20_5" text:outline-level="5"><text:span text:style-name="Fuente_20_de_20_párrafo_20_predeter."><text:span text:style-name="T3">Modificar cliente (S3):</text:span></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sistema solicita si se desea seguir modificando clientes.</text:p>
      <text:p text:style-name="Normal">Si el departamento de ventas quiere seguir modificando comienza nuevamente el subflujo S3.</text:p>
      <text:p text:style-name="Normal">Si el departamento de ventas no quiere seguir modificando finaliza el caso de uso.</text:p>
      <text:h text:style-name="Heading_20_5" text:outline-level="5"><text:span text:style-name="Fuente_20_de_20_párrafo_20_predeter."><text:span text:style-name="T3">Consultar clientes (S4):</text:span></text:span></text:h>
      <text:p text:style-name="Normal">El sistema solicita los datos del cliente.</text:p>
      <text:p text:style-name="Normal">El departamento de ventas ingresa los datos del cliente a buscar.</text:p>
      <text:p text:style-name="Normal">El sistema valida los datos ingresados (E4).</text:p>
      <text:p text:style-name="Normal">El sistema busca y muestra todos los clientes cuyos datos concuerdan con los ingresados por el departamento de ventas. No se muestran clientes si los datos no concuerdan con ninguno.</text:p>
      <text:p text:style-name="Normal">El sistema solicita si se desea seguir consultando información de clientes.</text:p>
      <text:p text:style-name="Normal">Si el departamento de ventas quiere seguir consultando información comienza nuevamente el subflujo S4.</text:p>
      <text:p text:style-name="Normal"><text:soft-page-break/>Si el departamento de ventas no quiere seguir consultando información finaliza el caso de uso.</text:p>
      <text:h text:style-name="Heading_20_4" text:outline-level="4"/>
      <text:h text:style-name="P15" text:outline-level="4"><text:bookmark-start text:name="_Toc259146003"/><text:span text:style-name="Fuente_20_de_20_párrafo_20_predeter."><text:span text:style-name="T4">Flujo de excepción</text:span></text:span><text:span text:style-name="Fuente_20_de_20_párrafo_20_predeter."><text:span text:style-name="T5">:</text:span></text:span><text:bookmark-end text:name="_Toc259146003"/></text:h>
      <text:h text:style-name="Heading_20_5" text:outline-level="5"><text:span text:style-name="Fuente_20_de_20_párrafo_20_predeter."><text:span text:style-name="T3">E1:</text:span></text:span></text:h>
      <text:p text:style-name="Normal"><text:span text:style-name="Fuente_20_de_20_párrafo_20_predeter.">Ya existe un cliente con ese nombre y apellido. Se opta por comenzar nuevamente o finalizar el caso de uso.</text:span></text:p>
      <text:h text:style-name="Heading_20_5" text:outline-level="5"><text:span text:style-name="Fuente_20_de_20_párrafo_20_predeter."><text:span text:style-name="T3">E2:</text:span></text:span></text:h>
      <text:p text:style-name="Normal"><text:span text:style-name="Fuente_20_de_20_párrafo_20_predeter.">No existe ningún cliente con ese nombre y apellido. Se opta por comenzar nuevamente o finalizar el caso de uso.</text:span></text:p>
      <text:h text:style-name="Heading_20_5" text:outline-level="5"><text:span text:style-name="Fuente_20_de_20_párrafo_20_predeter."><text:span text:style-name="T3">E3:</text:span></text:span></text:h>
      <text:p text:style-name="Normal"><text:span text:style-name="Fuente_20_de_20_párrafo_20_predeter.">Se modificó el nombre y/o apellido del cliente y ya existe uno con esos datos. Se opta por corregir los datos o revertir y finalizar el caso de uso.</text:span></text:p>
      <text:h text:style-name="Heading_20_5" text:outline-level="5"><text:span text:style-name="Fuente_20_de_20_párrafo_20_predeter."><text:span text:style-name="T3">E4:</text:span></text:span></text:h>
      <text:p text:style-name="Normal"><text:span text:style-name="Fuente_20_de_20_párrafo_20_predeter.">El departamento de ventas no ingresó datos. El caso de uso comienza nuevamente.</text:span></text:p>
      <text:h text:style-name="Heading_20_3" text:outline-level="3"><text:span text:style-name="Texto_20_en_20_negrita">Post-condiciones:</text:span></text:h>
      <text:p text:style-name="Normal"><text:span text:style-name="Fuente_20_de_20_párrafo_20_predeter.">Cambio la situación de algún cliente en el sistema.</text:span></text:p>
      <text:p text:style-name="Normal"/>
      <text:h text:style-name="Heading_20_2" text:outline-level="2">Caso de uso: Validar usuario</text:h>
      <text:h text:style-name="Heading_20_3" text:outline-level="3">Descripción:</text:h>
      <text:p text:style-name="Normal"><text:span text:style-name="Fuente_20_de_20_párrafo_20_predeter.">Este caso de uso es incluido por otros. Describe el proceso de validación de un usuario que hace uso del sistema.</text:span></text:p>
      <text:h text:style-name="Heading_20_3" text:outline-level="3">Actores participantes:</text:h>
      <text:p text:style-name="Normal"><text:span text:style-name="Fuente_20_de_20_párrafo_20_predeter.">Usuario del sistema (puede pertencer a Departamento de Ventas, Departamento de Operaciones ó Of</text:span><text:span text:style-name="Fuente_20_de_20_párrafo_20_predeter.">i</text:span><text:span text:style-name="Fuente_20_de_20_párrafo_20_predeter.">cina Central)</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Si el usuario no está registrado, el sistema solicita nombre de usuario y password.</text:span></text:p>
      <text:p text:style-name="Normal"><text:span text:style-name="Fuente_20_de_20_párrafo_20_predeter.">El usuario ingresa su nombre de usuario y password.</text:span></text:p>
      <text:p text:style-name="Normal"><text:span text:style-name="Fuente_20_de_20_párrafo_20_predeter.">El sistema valida el nombre de usuario y password (E) y queda validado el usuario.</text:span></text:p>
      <text:h text:style-name="Heading_20_4" text:outline-level="4"/>
      <text:h text:style-name="P15" text:outline-level="4"><text:span text:style-name="Fuente_20_de_20_párrafo_20_predeter."><text:span text:style-name="T4">Flujo de excepción:</text:span></text:span></text:h>
      <text:h text:style-name="Heading_20_5" text:outline-level="5"><text:span text:style-name="Fuente_20_de_20_párrafo_20_predeter."><text:span text:style-name="T3">E:</text:span></text:span></text:h>
      <text:p text:style-name="Normal"><text:span text:style-name="Fuente_20_de_20_párrafo_20_predeter.">Se ingresó un nombre de usuario/password incorrecto. El usuario puede reintentar</text:span></text:p>
      <text:p text:style-name="Normal"><text:span text:style-name="Fuente_20_de_20_párrafo_20_predeter.">o bien finalizar el caso de uso.</text:span></text:p>
      <text:h text:style-name="Heading_20_3" text:outline-level="3">Pre-condiciones:</text:h>
      <text:p text:style-name="Normal"><text:span text:style-name="Fuente_20_de_20_párrafo_20_predeter.">Usuario validado para que haga uso del sistema.</text:span></text:p>
      <text:p text:style-name="Normal"/>
      <text:h text:style-name="Heading_20_2" text:outline-level="2">Caso de uso: Solicitar Envío</text:h>
      <text:h text:style-name="Heading_20_3" text:outline-level="3">Descripción:</text:h>
      <text:p text:style-name="Normal"><text:span text:style-name="Fuente_20_de_20_párrafo_20_predeter.">Este caso de uso provee la funcionalidad del ingreso de una solicitud de envío de una carga.</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El cliente debe estar ingresado en el Sistema.</text:span></text:p>
      <text:h text:style-name="Heading_20_3" text:outline-level="3">Flujo de eventos:</text:h>
      <text:h text:style-name="Heading_20_3" text:outline-level="3"><text:span text:style-name="Fuente_20_de_20_párrafo_20_predeter."><text:span text:style-name="T6">Flujo principal:</text:span></text:span></text:h>
      <text:p text:style-name="Normal"><text:span text:style-name="Fuente_20_de_20_párrafo_20_predeter.">INCLUDE(Consultar Precio de Envío) (E1).</text:span></text:p>
      <text:p text:style-name="Normal"><text:span text:style-name="Fuente_20_de_20_párrafo_20_predeter.">El Cliente elige una opcion de envío (E2).</text:span></text:p>
      <text:p text:style-name="Normal"><text:span text:style-name="Fuente_20_de_20_párrafo_20_predeter.">Se ingresa al sistema el envío que eligió el Cliente.</text:span></text:p>
      <text:p text:style-name="Normal"><text:span text:style-name="Fuente_20_de_20_párrafo_20_predeter.">Finaliza el caso de uso.</text:span></text:p>
      <text:h text:style-name="Heading_20_4" text:outline-level="4"><text:span text:style-name="Fuente_20_de_20_párrafo_20_predeter."><text:span text:style-name="T4">Flujo de excepción:</text:span></text:spa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Finaliza el caso de uso.</text:span></text:p>
      <text:h text:style-name="Heading_20_5" text:outline-level="5"><text:span text:style-name="Fuente_20_de_20_párrafo_20_predeter."><text:span text:style-name="T3">E2:</text:span></text:span></text:h>
      <text:p text:style-name="Normal"><text:span text:style-name="Fuente_20_de_20_párrafo_20_predeter.">Al cliente no le satisface ninguna opción. Finaliza el caso de uso.</text:span></text:p>
      <text:h text:style-name="Heading_20_3" text:outline-level="3">Post-condiciones:</text:h>
      <text:p text:style-name="Normal"><text:span text:style-name="Fuente_20_de_20_párrafo_20_predeter.">El cliente elige la forma de envío del paquete y ésta es asentada en el sistema.</text:span></text:p>
      <text:p text:style-name="Normal"/>
      <text:h text:style-name="Heading_20_2" text:outline-level="2"/>
      <text:h text:style-name="P12" text:outline-level="2">Caso de uso: Pagar Envío</text:h>
      <text:h text:style-name="Heading_20_3" text:outline-level="3">Descripción:</text:h>
      <text:p text:style-name="Normal">Describe la funcionalidad de dejar constancia en el sistema que el cliente pagó el envío.</text:p>
      <text:h text:style-name="Heading_20_3" text:outline-level="3">Actores participantes:</text:h>
      <text:p text:style-name="Normal">Cliente.</text:p>
      <text:h text:style-name="Heading_20_3" text:outline-level="3">Pre-condiciones:</text:h>
      <text:p text:style-name="Normal">El cliente tiene que haber pagado el envío.</text:p>
      <text:h text:style-name="Heading_20_3" text:outline-level="3">Flujo de eventos:</text:h>
      <text:h text:style-name="Heading_20_4" text:outline-level="4">Flujo principal:</text:h>
      <text:p text:style-name="Normal">El sistema solicita los datos del cliente.</text:p>
      <text:p text:style-name="Normal">Se ingresan los datos del cliente en el sistema.</text:p>
      <text:p text:style-name="Normal">El sistema busca al cliente y se encuentra el Cliente (E1).</text:p>
      <text:p text:style-name="Normal">Se ingresan los datos del pago asociado al pedido de envío del cliente.</text:p>
      <text:p text:style-name="Normal">Finaliza el caso de uso.</text:p>
      <text:h text:style-name="P14" text:outline-level="4">Flujo de excepción:</text:h>
      <text:h text:style-name="Heading_20_5" text:outline-level="5">E1:</text:h>
      <text:p text:style-name="Normal">No se encontró el cliente relacionado a los datos ingresados. Se opta por ingresar nuevamente los datos o finalizar el caso de uso.</text:p>
      <text:h text:style-name="Heading_20_3" text:outline-level="3">Post-condiciones:</text:h>
      <text:p text:style-name="Normal">Se deja registrado en el sistema el pago del envío por parte del cliente.</text:p>
      <text:h text:style-name="Heading_20_2" text:outline-level="2"/>
      <text:h text:style-name="Heading_20_2" text:outline-level="2">Caso de uso: Consultar Posición de Carga</text:h>
      <text:h text:style-name="Heading_20_3" text:outline-level="3">Descripción:</text:h>
      <text:p text:style-name="Normal"><text:span text:style-name="Fuente_20_de_20_párrafo_20_predeter.">Provee la funcionalidad de informar la fecha y lugar de las posiciones conocidas de la carga asociada a un envío.</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Debe existir un envío relacionado a esa carga.</text:span></text:p>
      <text:h text:style-name="Heading_20_3" text:outline-level="3"><text:soft-page-break/>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conocer la posición de su carga.</text:span></text:p>
      <text:p text:style-name="Normal"><text:span text:style-name="Fuente_20_de_20_párrafo_20_predeter.">El sistema solicita el ingreso de los datos del envío.</text:span></text:p>
      <text:p text:style-name="Normal"><text:span text:style-name="Fuente_20_de_20_párrafo_20_predeter.">Se ingresan los datos del envío.</text:span></text:p>
      <text:p text:style-name="Normal"><text:span text:style-name="Fuente_20_de_20_párrafo_20_predeter.">El sistema busca un envío y se encuentra el registro asociado al envío.</text:span></text:p>
      <text:p text:style-name="Normal"><text:span text:style-name="Fuente_20_de_20_párrafo_20_predeter.">Se informa al cliente la fecha y lugar de las posiciones conocidas de la carga.</text:span></text:p>
      <text:p text:style-name="Normal"><text:span text:style-name="Fuente_20_de_20_párrafo_20_predeter.">El sistema solicita si se desea seguir consultando posiciones de carga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h text:style-name="Heading_20_3" text:outline-level="3">Post-condiciones:</text:h>
      <text:p text:style-name="Normal"><text:span text:style-name="Fuente_20_de_20_párrafo_20_predeter.">El cliente conoce la fecha y lugar de la posición de la carga.</text:span></text:p>
      <text:h text:style-name="Heading_20_2" text:outline-level="2"/>
      <text:h text:style-name="Heading_20_2" text:outline-level="2">Caso de uso: Consultar Precio de Envío</text:h>
      <text:h text:style-name="Heading_20_3" text:outline-level="3">Descripción:</text:h>
      <text:p text:style-name="Normal"><text:span text:style-name="Fuente_20_de_20_párrafo_20_predeter.">Provee la funcionalidad de consultar precios de envíos.</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el costo del envío para una carga.</text:span></text:p>
      <text:p text:style-name="Normal"><text:span text:style-name="Fuente_20_de_20_párrafo_20_predeter.">El sistema solicita los datos de la carga y el destino.</text:span></text:p>
      <text:p text:style-name="Normal"><text:span text:style-name="Fuente_20_de_20_párrafo_20_predeter.">Se ingresan los datos de la carga y el destino.</text:span></text:p>
      <text:p text:style-name="Normal"><text:span text:style-name="Fuente_20_de_20_párrafo_20_predeter.">El sistema busca y encuentra opciones de envío para el traslado de la carga (E1).</text:span></text:p>
      <text:p text:style-name="Normal"><text:span text:style-name="Fuente_20_de_20_párrafo_20_predeter.">El sistema solicita si se desea seguir consultando precios de envío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p text:style-name="Normal"/>
      <text:h text:style-name="P13" text:outline-level="3">Flujo de excepció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Se opta por consultar nuevamente o finalizar el caso de uso.</text:span></text:p>
      <text:h text:style-name="Heading_20_3" text:outline-level="3">Post-condiciones:</text:h>
      <text:p text:style-name="Normal"><text:span text:style-name="Fuente_20_de_20_párrafo_20_predeter.">El cliente conoce las opciones de envíos con sus precios.</text:span></text:p>
      <text:p text:style-name="Normal"/>
      <text:h text:style-name="Heading_20_2" text:outline-level="2"><text:span text:style-name="Fuente_20_de_20_párrafo_20_predeter.">Caso de uso: Mantener Cargas</text:span></text:h>
      <text:p text:style-name="Normal"/>
      <text:h text:style-name="Heading_20_3" text:outline-level="3"><text:span text:style-name="Fuente_20_de_20_párrafo_20_predeter.">Descripción:</text:span></text:h>
      <text:p text:style-name="Normal"><text:span text:style-name="Fuente_20_de_20_párrafo_20_predeter.">Provee la funcionalidad de agregar cargas al sistema, eliminarlas, modificar o consultar su información.</text:span></text:p>
      <text:h text:style-name="Heading_20_3" text:outline-level="3"><text:span text:style-name="Fuente_20_de_20_párrafo_20_predeter.">Actores Participantes:</text:span></text:h>
      <text:p text:style-name="Normal"><text:span text:style-name="Fuente_20_de_20_párrafo_20_predeter.">Departamento de Ventas.</text:span></text:p>
      <text:h text:style-name="Heading_20_3" text:outline-level="3"><text:span text:style-name="Fuente_20_de_20_párrafo_20_predeter.">Pre-condiciones:</text:span></text:h>
      <text:p text:style-name="Normal"><text:span text:style-name="Fuente_20_de_20_párrafo_20_predeter.">De eliminar, modificar o consultar la información de una carga, la misma debe existir en el sistema.</text:span></text:p>
      <text:h text:style-name="Heading_20_3" text:outline-level="3"><text:span text:style-name="Fuente_20_de_20_párrafo_20_predeter.">Flujo de eventos:</text:span></text:h>
      <text:h text:style-name="Heading_20_4" text:outline-level="4"><text:span text:style-name="Fuente_20_de_20_párrafo_20_predeter."><text:span text:style-name="T9">Flujo principal:</text:span></text:span></text:h>
      <text:p text:style-name="Normal"><text:span text:style-name="Fuente_20_de_20_párrafo_20_predeter.">INCLUDE (Validar usuario).</text:span></text:p>
      <text:p text:style-name="Normal"><text:span text:style-name="Fuente_20_de_20_párrafo_20_predeter.">El departamento de ventas solicita acción de Mantener Cargas.</text:span></text:p>
      <text:p text:style-name="Normal"><text:span text:style-name="Fuente_20_de_20_párrafo_20_predeter.">El sistema muestra actividades a seleccionar.</text:span></text:p>
      <text:p text:style-name="Normal"><text:span text:style-name="Fuente_20_de_20_párrafo_20_predeter.">El departamento de ventas selecciona actividad:</text:span></text:p>
      <text:p text:style-name="Normal"><text:span text:style-name="Fuente_20_de_20_párrafo_20_predeter.">Si actividad es "agregar" entonces ejecutar subflujo S1 "Agregar carga".</text:span></text:p>
      <text:p text:style-name="Normal"><text:span text:style-name="Fuente_20_de_20_párrafo_20_predeter.">Si actividad es "eliminar" entonces se ejecuta el subflujo S2 "Eliminar carga".</text:span></text:p>
      <text:p text:style-name="Normal"><text:span text:style-name="Fuente_20_de_20_párrafo_20_predeter.">Si actividad es "modificar" entonces se ejecuta el subflujo S3 "Modificar carga".</text:span></text:p>
      <text:p text:style-name="Normal"><text:span text:style-name="Fuente_20_de_20_párrafo_20_predeter.">Si actividad es "consultar" entonces se ejecuta el subflujo S4 "Consultar carga".</text:span></text:p>
      <text:p text:style-name="Normal"><text:span text:style-name="Fuente_20_de_20_párrafo_20_predeter.">Si actividad es "salir" entonces finaliza el caso de uso.</text:span></text:p>
      <text:p text:style-name="Normal"/>
      <text:h text:style-name="P15" text:outline-level="4"><text:span text:style-name="Fuente_20_de_20_párrafo_20_predeter."><text:span text:style-name="T9">Subflujo:</text:span></text:span></text:h>
      <text:h text:style-name="Heading_20_5" text:outline-level="5"><text:span text:style-name="Fuente_20_de_20_párrafo_20_predeter.">Agregar carga (S1):</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l sistema.</text:span></text:p>
      <text:p text:style-name="Normal"><text:span text:style-name="Fuente_20_de_20_párrafo_20_predeter.">El sistema valida la carga (E1).</text:span></text:p>
      <text:p text:style-name="Normal"><text:span text:style-name="Fuente_20_de_20_párrafo_20_predeter.">El sistema agrega la carga.</text:span></text:p>
      <text:p text:style-name="Normal"><text:span text:style-name="Fuente_20_de_20_párrafo_20_predeter.">El sistema solicita si se desea seguir agregando carga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pan text:style-name="Fuente_20_de_20_párrafo_20_predeter.">Eliminar carga (S2):</text:span></text:h>
      <text:p text:style-name="Normal"><text:span text:style-name="Fuente_20_de_20_párrafo_20_predeter.">El sistema solicita los datos de la carga a eliminar del sistem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elimina la carga.</text:span></text:p>
      <text:p text:style-name="Normal"><text:span text:style-name="Fuente_20_de_20_párrafo_20_predeter.">El sistema solicita si se desea seguir elminando cargas.</text:span></text:p>
      <text:p text:style-name="Normal"><text:span text:style-name="Fuente_20_de_20_párrafo_20_predeter.">Si el departamento de ventas quiere seguir elminando comienza nuevamente el subflujo S2.</text:span></text:p>
      <text:p text:style-name="Normal"><text:span text:style-name="Fuente_20_de_20_párrafo_20_predeter.">Si el departamento de ventas no quiere seguir elminando finaliza el caso de uso.</text:span></text:p>
      <text:h text:style-name="Heading_20_5" text:outline-level="5"><text:span text:style-name="Fuente_20_de_20_párrafo_20_predeter.">Modificar carga (S3):</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muestra todos los datos de la carga para editar.</text:span></text:p>
      <text:p text:style-name="Normal"><text:span text:style-name="Fuente_20_de_20_párrafo_20_predeter.">El departamento de ventas edita los datos a modificar.</text:span></text:p>
      <text:p text:style-name="Normal"><text:span text:style-name="Fuente_20_de_20_párrafo_20_predeter.">El sistema valida los datos ingresados (E1).</text:span></text:p>
      <text:p text:style-name="Normal"><text:span text:style-name="Fuente_20_de_20_párrafo_20_predeter.">El sistema actualiza los datos de la carga.</text:span></text:p>
      <text:p text:style-name="Normal"><text:span text:style-name="Fuente_20_de_20_párrafo_20_predeter.">El sistema solicita si se desea seguir modificando cargas.</text:span></text:p>
      <text:p text:style-name="Normal"><text:span text:style-name="Fuente_20_de_20_párrafo_20_predeter.">Si el departamento de ventas quiere seguir modificando comienza nuevamente el subflujo S3.</text:span></text:p>
      <text:p text:style-name="Normal"><text:span text:style-name="Fuente_20_de_20_párrafo_20_predeter.">Si el departamento de ventas no quiere seguir modificando finaliza el caso de uso.</text:span></text:p>
      <text:p text:style-name="Normal"><text:soft-page-break/></text:p>
      <text:h text:style-name="P17" text:outline-level="5"><text:span text:style-name="Fuente_20_de_20_párrafo_20_predeter.">Consultar cargas (S4):</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 buscar.</text:span></text:p>
      <text:p text:style-name="Normal"><text:span text:style-name="Fuente_20_de_20_párrafo_20_predeter.">El sistema busca y muestra todas las cargas cuyos datos concuerdan con los ingresados por el depart</text:span><text:span text:style-name="Fuente_20_de_20_párrafo_20_predeter.">a</text:span><text:span text:style-name="Fuente_20_de_20_párrafo_20_predeter.">mento de ventas. No se muestran cargas si los datos no concuerdan con ninguna.</text:span></text:p>
      <text:p text:style-name="Normal"><text:span text:style-name="Fuente_20_de_20_párrafo_20_predeter.">El sistema solicita si se desea seguir consultando información de cargas.</text:span></text:p>
      <text:p text:style-name="Normal"><text:span text:style-name="Fuente_20_de_20_párrafo_20_predeter.">Si el departamento de ventas quiere seguir consultando comienza nuevamente el subflujo S4.</text:span></text:p>
      <text:p text:style-name="Normal"><text:span text:style-name="Fuente_20_de_20_párrafo_20_predeter.">Si el departamento de ventas no quiere seguir consultando finaliza el caso de uso.</text:span></text:p>
      <text:h text:style-name="Heading_20_4" text:outline-level="4"><text:span text:style-name="Fuente_20_de_20_párrafo_20_predeter."><text:span text:style-name="T9">Flujo de excepción:</text:span></text:span></text:h>
      <text:h text:style-name="Heading_20_5" text:outline-level="5"><text:span text:style-name="Fuente_20_de_20_párrafo_20_predeter.">E1:</text:span></text:h>
      <text:p text:style-name="Normal"><text:span text:style-name="Fuente_20_de_20_párrafo_20_predeter.">Ya existe una carga con esos datos. Se opta por comenzar nuevamente o finalizar el caso de uso.</text:span></text:p>
      <text:h text:style-name="Heading_20_5" text:outline-level="5"><text:span text:style-name="Fuente_20_de_20_párrafo_20_predeter.">E2:</text:span></text:h>
      <text:p text:style-name="Normal"><text:span text:style-name="Fuente_20_de_20_párrafo_20_predeter.">No existe ninguna carga con esos datos. Se opta por comenzar nuevamente o finalizar el caso de uso.</text:span></text:p>
      <text:h text:style-name="Heading_20_3" text:outline-level="3"><text:span text:style-name="Fuente_20_de_20_párrafo_20_predeter.">Post-condiciones:</text:span></text:h>
      <text:p text:style-name="Normal"><text:span text:style-name="Fuente_20_de_20_párrafo_20_predeter.">Cambio la situación de alguna carga en el sistema.</text:span></text:p>
      <text:h text:style-name="Heading_20_2" text:outline-level="2"/>
      <text:h text:style-name="Heading_20_2" text:outline-level="2">Caso de uso: Mantener Rutas</text:h>
      <text:h text:style-name="Heading_20_3" text:outline-level="3">Descripción:</text:h>
      <text:p text:style-name="Normal">Provee la funcionalidad de agregar rutas al sistema, eliminarlas, modificar o consultar las mismas.</text:p>
      <text:h text:style-name="Heading_20_3" text:outline-level="3">Actores Participantes:</text:h>
      <text:p text:style-name="Normal">Departamento de Operaciones.</text:p>
      <text:h text:style-name="Heading_20_3" text:outline-level="3">Pre-condiciones:</text:h>
      <text:p text:style-name="Normal">De eliminar, modificar o consultar la información de una ruta, debe existir un envío asociado a la misma en el sistema.</text:p>
      <text:h text:style-name="Heading_20_3" text:outline-level="3"/>
      <text:h text:style-name="P13" text:outline-level="3">Flujo de eventos:</text:h>
      <text:h text:style-name="P14" text:outline-level="4">Flujo principal:</text:h>
      <text:p text:style-name="Normal">INCLUDE (Validar usuario).</text:p>
      <text:p text:style-name="Normal">El departamento de operaciones solicita acción de Mantener Rutas</text:p>
      <text:p text:style-name="Normal">El sistema muestra actividades a seleccionar.</text:p>
      <text:p text:style-name="Normal">El departamento de operaciones selecciona actividad:</text:p>
      <text:p text:style-name="Normal">Si actividad es "agregar" entonces ejecutar subflujo S1 "Agregar Ruta".</text:p>
      <text:p text:style-name="Normal">Si actividad es "eliminar" entonces se ejecuta el subflujo S2 "Eliminar Ruta".</text:p>
      <text:p text:style-name="Normal">Si actividad es "modificar" entonces se ejecuta el subflujo S3 "Modificar Ruta".</text:p>
      <text:p text:style-name="Normal">Si actividad es "consultar" entonces se ejecuta el subflujo S4 "Consultar Ruta".</text:p>
      <text:p text:style-name="Normal">Si actividad es "salir" entonces finaliza el caso de uso.</text:p>
      <text:h text:style-name="P14" text:outline-level="4">Subflujo:</text:h>
      <text:h text:style-name="Heading_20_5" text:outline-level="5">Agregar Ruta (S1):</text:h>
      <text:p text:style-name="Normal">El sistema solicita los datos de la ruta.</text:p>
      <text:p text:style-name="Normal">El departamento de operaciones ingresa los datos de la ruta.</text:p>
      <text:p text:style-name="Normal">El sistema valida la ruta (E1).</text:p>
      <text:p text:style-name="Normal">El sistema agrega la ruta.</text:p>
      <text:p text:style-name="Normal">El sistema solicita si se desea seguir agregando rutas.</text:p>
      <text:p text:style-name="Normal">Si el departamento de operaciones quiere seguir agregando comienza nuevamente el subflujo S1.</text:p>
      <text:p text:style-name="Normal">Si el departamento de operaciones no quiere seguir agregando finaliza el caso de uso.</text:p>
      <text:p text:style-name="Normal"/>
      <text:h text:style-name="Heading_20_5" text:outline-level="5">Eliminar Ruta (S2):</text:h>
      <text:p text:style-name="Normal">El sistema solicita los datos de la ruta a eliminar del sistema.</text:p>
      <text:p text:style-name="Normal">El departamento de operaciones ingresa los datos de la ruta.</text:p>
      <text:p text:style-name="Normal">El sistema valida los datos de la ruta <text:s/>(E2).</text:p>
      <text:p text:style-name="Normal">El sistema elimina la ruta.</text:p>
      <text:p text:style-name="Normal">El sistema solicita si se desea seguir elminando rutas.</text:p>
      <text:p text:style-name="Normal">Si el departamento de operaciones quiere seguir elminando comienza nuevamente el subflujo S2.</text:p>
      <text:p text:style-name="Normal"><text:soft-page-break/>Si el departamento de operaciones no quiere seguir elminando finaliza el caso de uso.</text:p>
      <text:p text:style-name="Normal"/>
      <text:h text:style-name="Heading_20_5" text:outline-level="5">Modificar Ruta (S3):</text:h>
      <text:p text:style-name="Normal">El sistema solicita los datos de la ruta .</text:p>
      <text:p text:style-name="Normal">El departamento de operaciones ingresa los datos de la ruta .</text:p>
      <text:p text:style-name="Normal">El sistema busca y encuentrar la ruta <text:s/>(E2).</text:p>
      <text:p text:style-name="Normal">El sistema muestra todos los datos de la ruta para editar.</text:p>
      <text:p text:style-name="Normal">El departamento de operaciones modifica los datos.</text:p>
      <text:p text:style-name="Normal">El sistema valida la ruta (E1).</text:p>
      <text:p text:style-name="Normal">El sistema actualiza los datos de la ruta.</text:p>
      <text:p text:style-name="Normal">El sistema solicita si se desea seguir modificando rutas.</text:p>
      <text:p text:style-name="Normal">Si el departamento de operaciones quiere seguir modificando comienza nuevamente el subflujo S3.</text:p>
      <text:p text:style-name="Normal">Si el departamento de operaciones no quiere seguir modificando finaliza el caso de uso.</text:p>
      <text:p text:style-name="Normal"/>
      <text:h text:style-name="Heading_20_5" text:outline-level="5">Consultar Ruta <text:s/>(S4):</text:h>
      <text:p text:style-name="Normal">El sistema solicita los datos de la ruta.</text:p>
      <text:p text:style-name="Normal">El departamento de operaciones ingresa los datos de la ruta a buscar.</text:p>
      <text:p text:style-name="Normal">El sistema busca y muestra todas las rutas cuyos datos concuerdan con los ingresados por el departamento de operaciones. No se muestran rutas si los datos no concuerdan con ninguna.</text:p>
      <text:p text:style-name="Normal">El sistema solicita si se desea seguir consultando información de rutas.</text:p>
      <text:p text:style-name="Normal">Si el departamento de operaciones quiere seguir consultando comienza nuevamente el subflujo S4.</text:p>
      <text:p text:style-name="Normal">Si el departamento de operaciones no quiere seguir consultando finaliza el caso de uso.</text:p>
      <text:p text:style-name="Normal"/>
      <text:h text:style-name="P16" text:outline-level="4">Flujo de excepción:</text:h>
      <text:h text:style-name="Heading_20_5" text:outline-level="5">E1:</text:h>
      <text:p text:style-name="Normal">Ya existe una ruta con los mismos datos. Se opta por reingresar los datos o finalizar el caso de uso.</text:p>
      <text:h text:style-name="Heading_20_5" text:outline-level="5">E2:</text:h>
      <text:p text:style-name="Normal">No existe ninguna ruta con esos datos. Se opta por comenzar nuevamente o finalizar el caso de uso.</text:p>
      <text:h text:style-name="Heading_20_3" text:outline-level="3">Post-condiciones:</text:h>
      <text:p text:style-name="Normal">Cambio la situación de alguna ruta en el sistema.</text:p>
      <text:p text:style-name="Normal"/>
      <text:h text:style-name="Heading_20_2" text:outline-level="2">Caso de uso: Mantener Posiciones de Cargas</text:h>
      <text:h text:style-name="Heading_20_3" text:outline-level="3">Descripción:</text:h>
      <text:p text:style-name="Normal">Provee la funcionalidad de agregar posiciones de cargas al sistema, eliminarlas, modificar o consultar las mismas.</text:p>
      <text:h text:style-name="Heading_20_3" text:outline-level="3">Actores Participantes:</text:h>
      <text:p text:style-name="Normal">Departamento de Operaciones.</text:p>
      <text:h text:style-name="Heading_20_3" text:outline-level="3">Pre-condiciones:</text:h>
      <text:p text:style-name="Normal">De eliminar, modificar o consultar la información de la posición de una carga, debe exisitr un envío asociado a la misma en el sistema.</text:p>
      <text:h text:style-name="Heading_20_3" text:outline-level="3">Flujo de eventos:</text:h>
      <text:h text:style-name="P14" text:outline-level="4">Flujo principal:</text:h>
      <text:p text:style-name="Normal">INCLUDE (Validar usuario).</text:p>
      <text:p text:style-name="Normal">El departamento de operaciones solicita acción de Mantener Posiciones de Cargas.</text:p>
      <text:p text:style-name="Normal">El sistema muestra actividades a seleccionar.</text:p>
      <text:p text:style-name="Normal">El departamento de operaciones selecciona actividad:</text:p>
      <text:p text:style-name="Normal">Si actividad es "agregar" entonces ejecutar subflujo S1 "Agregar posición de carga".</text:p>
      <text:p text:style-name="Normal">Si actividad es "eliminar" entonces se ejecuta el subflujo S2 "Eliminar posición de carga".</text:p>
      <text:p text:style-name="Normal">Si actividad es "modificar" entonces se ejecuta el subflujo S3 "Modificar posición de carga".</text:p>
      <text:p text:style-name="Normal">Si actividad es "consultar" entonces se ejecuta el subflujo S4 "Consultar posiciones de carga".</text:p>
      <text:p text:style-name="Normal">Si actividad es "salir" entonces finaliza el caso de uso.</text:p>
      <text:p text:style-name="Normal"><text:soft-page-break/></text:p>
      <text:h text:style-name="P16" text:outline-level="4">Subflujo:</text:h>
      <text:h text:style-name="Heading_20_5" text:outline-level="5">Agregar posición de carga (S1):</text:h>
      <text:p text:style-name="Normal">El sistema solicita los datos de la carga.</text:p>
      <text:p text:style-name="Normal">El departamento de operaciones ingresa los datos de la carga.</text:p>
      <text:p text:style-name="Normal">El sistema busca y encuentra la carga buscada (E1).</text:p>
      <text:p text:style-name="Normal">El sistema solicita los datos de la posición de la carga.</text:p>
      <text:p text:style-name="Normal">Se ingresan los datos de la posición de la carga al sistema.</text:p>
      <text:p text:style-name="Normal">El sistema agrega la posición a la carga.</text:p>
      <text:p text:style-name="Normal">El sistema solicita si se desea seguir agregando posiciones de cargas.</text:p>
      <text:p text:style-name="Normal">Si el departamento de operaciones quiere seguir agregando comienza nuevamente el subflujo S1.</text:p>
      <text:p text:style-name="Normal">Si el departamento de operaciones no quiere seguir agregando finaliza el caso de uso.</text:p>
      <text:h text:style-name="Heading_20_5" text:outline-level="5">Eliminar posición de carga (S2):</text:h>
      <text:p text:style-name="Normal">El sistema solicita los datos de la carga.</text:p>
      <text:p text:style-name="Normal">El departamento de operaciones ingresa los datos de la carga.</text:p>
      <text:p text:style-name="Normal">El sistema busca y la encuentra la carga (E1).</text:p>
      <text:p text:style-name="Normal">El sistema solicita la posición de la carga a eliminar.</text:p>
      <text:p text:style-name="Normal">El departamento de operaciones ingresa la posición de la carga.</text:p>
      <text:p text:style-name="Normal">El sistema busca y encuentra la posición de la carga (E2).</text:p>
      <text:p text:style-name="Normal">El sistema elimina la posición de la carga.</text:p>
      <text:p text:style-name="Normal">El sistema solicita si se desea seguir eliminando posiciones de cargas.</text:p>
      <text:p text:style-name="Normal">Si el departamento de operaciones quiere seguir eliminando comienza nuevamente el subflujo S2.</text:p>
      <text:p text:style-name="Normal">Si el departamento de operaciones no quiere seguir eliminando finaliza el caso de uso.</text:p>
      <text:h text:style-name="Heading_20_5" text:outline-level="5">Modificar posición de carga (S3):</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 a modificar.</text:p>
      <text:p text:style-name="Normal">El sistema busca y encuentra la posición de la carga (E2).</text:p>
      <text:p text:style-name="Normal"><text:soft-page-break/>El sistema muestra todos los datos de la posición para editar.</text:p>
      <text:p text:style-name="Normal">El departamento de operaciones modifica los datos.</text:p>
      <text:p text:style-name="Normal">El sistema valida los datos ingresados (E3).</text:p>
      <text:p text:style-name="Normal">El sistema actualiza los datos de la posición de la carga.</text:p>
      <text:p text:style-name="Normal">El sistema solicita si se desea seguir modificando posiciones de cargas.</text:p>
      <text:p text:style-name="Normal">Si el departamento de operaciones quiere seguir modificando comienza nuevamente el subflujo S3.</text:p>
      <text:p text:style-name="Normal">Si el departamento de operaciones no quiere seguir modificando finaliza el caso de uso.</text:p>
      <text:h text:style-name="Heading_20_5" text:outline-level="5">Consultar posiciones de carga (S4):</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text:p>
      <text:p text:style-name="Normal">El departamento de operaciones ingresa los datos de la posición de la carga a buscar.</text:p>
      <text:p text:style-name="Normal">El sistema busca y muestra todas las posiciones de cargas cuyos datos concuerdan con los ingresados por el departamento de operaciones. No se muestran las posiciones de cargas si los datos no concuerdan con ninguna.</text:p>
      <text:p text:style-name="Normal">El sistema solicita si se desea seguir consultando información de posiciones de cargas.</text:p>
      <text:p text:style-name="Normal">Si el departamento de operaciones quiere seguir consultando comienza nuevamente el subflujo S4.</text:p>
      <text:p text:style-name="Normal">Si el departamento de operaciones no quiere seguir consultando finaliza el caso de uso.</text:p>
      <text:h text:style-name="P14" text:outline-level="4">Flujo de excepción:</text:h>
      <text:h text:style-name="Heading_20_5" text:outline-level="5">E1:</text:h>
      <text:p text:style-name="Normal">No existe ninguna carga con esos datos. Se opta por comenzar nuevamente o finalizar el caso de uso.</text:p>
      <text:h text:style-name="Heading_20_5" text:outline-level="5">E2:</text:h>
      <text:p text:style-name="Normal">No existe esa posición de la carga. Se opta por comenzar nuevamente o finalizar el caso de uso.</text:p>
      <text:h text:style-name="Heading_20_5" text:outline-level="5"><text:soft-page-break/>E3:</text:h>
      <text:p text:style-name="Normal">Ya existe esa posición de la carga. Se opta por comenzar nuevamente o finalizar el caso de uso.</text:p>
      <text:h text:style-name="Heading_20_3" text:outline-level="3">Post-condiciones:</text:h>
      <text:p text:style-name="Normal">Cambió la situación de alguna posición de una carga en el sistema.</text:p>
      <text:p text:style-name="Normal"/>
      <text:h text:style-name="P12" text:outline-level="2">Caso de uso: Realizar Envío</text:h>
      <text:h text:style-name="Heading_20_3" text:outline-level="3">Descripción:</text:h>
      <text:p text:style-name="Normal">Provee la funcionalidad de dejar constancia del comienzo del envío de una carga.</text:p>
      <text:h text:style-name="Heading_20_3" text:outline-level="3">Actores Participantes:</text:h>
      <text:p text:style-name="Normal">Departamento de Operaciones (Primario), Proveedor de Transporte (Secundario).</text:p>
      <text:h text:style-name="Heading_20_3" text:outline-level="3">Pre-condiciones:</text:h>
      <text:p text:style-name="Normal">Que se haya acordado un envío con el cliente por una carga. Que el cliente haya despachado el paquete en el almacén</text:p>
      <text:h text:style-name="Heading_20_3" text:outline-level="3">Flujo de eventos:</text:h>
      <text:h text:style-name="P14" text:outline-level="4">Flujo principal:</text:h>
      <text:p text:style-name="Normal">El sistema solicita los datos de la carga que se envía.</text:p>
      <text:p text:style-name="Normal">El departarmento de operaciones ingresa los datos de la carga.</text:p>
      <text:p text:style-name="Normal">El sistema busca y encuentra la carga (E1).</text:p>
      <text:p text:style-name="Normal">El sistema registra el comienzo del envío de la carga.</text:p>
      <text:p text:style-name="Normal">El sistema informa a los proveedores que ya esta lista la carga en el depósito.</text:p>
      <text:p text:style-name="Normal">Finaliza el caso de uso.</text:p>
      <text:h text:style-name="P14" text:outline-level="4">Flujo de excepción:</text:h>
      <text:h text:style-name="Heading_20_5" text:outline-level="5">E1:</text:h>
      <text:p text:style-name="Normal">No se encontro la carga. Finaliza el caso de uso.</text:p>
      <text:h text:style-name="Heading_20_3" text:outline-level="3">Post-condiciones:</text:h>
      <text:p text:style-name="Normal">Se registra el inicio del envío de una carga.</text:p>
      <text:p text:style-name="Normal"/>
      <text:h text:style-name="Heading_20_2" text:outline-level="2">Caso de uso: Emitir factura</text:h>
      <text:p text:style-name="Normal"/>
      <text:h text:style-name="Heading_20_3" text:outline-level="3">Descripción:</text:h>
      <text:p text:style-name="Normal">Provee la funcionalidad de interactuar con un sistema de facturación para la emisión de la factura.</text:p>
      <text:h text:style-name="Heading_20_3" text:outline-level="3">Actores Participantes:</text:h>
      <text:p text:style-name="Normal">Oficina Central (Primario), Sistema de Facturación (Secundario).</text:p>
      <text:h text:style-name="Heading_20_3" text:outline-level="3">Pre-condiciones:</text:h>
      <text:p text:style-name="Normal">Debe existir el envío del cual se quiere emitir la factura.</text:p>
      <text:h text:style-name="Heading_20_3" text:outline-level="3"><text:soft-page-break/>Flujo de eventos:</text:h>
      <text:h text:style-name="P14" text:outline-level="4">Flujo principal:</text:h>
      <text:p text:style-name="Normal">Oficina central busca en el sistema el envío del cual se quiere emitir la factura.</text:p>
      <text:p text:style-name="Normal">El sistema envía los datos de la factura al sistema de facturación, el cual se encarga de la impresión de la misma.</text:p>
      <text:p text:style-name="Normal">Oficina central envía la factura al cliente.</text:p>
      <text:p text:style-name="Normal">Finaliza el caso de uso.</text:p>
      <text:h text:style-name="Heading_20_3" text:outline-level="3">Post-condiciones:</text:h>
      <text:p text:style-name="Normal">Factura emitida y enviada al clien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1" text:outline-level="1">Clases participantes</text:h>
      <text:p text:style-name="Normal"/>
      <text:h text:style-name="Heading_20_2" text:outline-level="2">Cliente</text:h>
      <text:p text:style-name="No_20_Spacing"><text:span text:style-name="Intense_20_Emphasis"><text:span text:style-name="T12">Atributos:</text:span></text:span></text:p>
      <text:list xml:id="list984980955" text:style-name="L2">
        <text:list-item>
          <text:p text:style-name="P25"><text:span text:style-name="Intense_20_Emphasis"><text:span text:style-name="T8">Deuda: El total que debe pagar actualmente.</text:span></text:span></text:p>
        </text:list-item>
        <text:list-item>
          <text:p text:style-name="P25"><text:span text:style-name="Intense_20_Emphasis"><text:span text:style-name="T8">Nombre: Nombre del cliente.</text:span></text:span></text:p>
        </text:list-item>
        <text:list-item>
          <text:p text:style-name="P25"><text:span text:style-name="Intense_20_Emphasis"><text:span text:style-name="T8">Domicilio: Domicilio del cliente.</text:span></text:span></text:p>
        </text:list-item>
        <text:list-item>
          <text:p text:style-name="P25"><text:span text:style-name="Intense_20_Emphasis"><text:span text:style-name="T8">Telefono: Teléfono del cliente.</text:span></text:span></text:p>
        </text:list-item>
        <text:list-item>
          <text:p text:style-name="P25"><text:span text:style-name="Intense_20_Emphasis"><text:span text:style-name="T8">Tipo</text:span></text:span><text:span text:style-name="Intense_20_Emphasis"><text:span text:style-name="T8">: Si es cliente habitual o no.</text:span></text:span></text:p>
        </text:list-item>
      </text:list>
      <text:p text:style-name="P9"/>
      <text:p text:style-name="No_20_Spacing"><text:span text:style-name="Intense_20_Emphasis"><text:span text:style-name="T12">Métodos:</text:span></text:span></text:p>
      <text:list xml:id="list1686827371" text:style-name="L3">
        <text:list-item>
          <text:p text:style-name="P26"><text:span text:style-name="Intense_20_Emphasis"><text:span text:style-name="T7">IngresarDatos: Ingresa y almacena los datos Nombre, Domicilio, <text:s/>Teléfono y Tipo de Cliente.</text:span></text:span></text:p>
        </text:list-item>
        <text:list-item>
          <text:p text:style-name="P26"><text:span text:style-name="Intense_20_Emphasis"><text:span text:style-name="T7">ModificarDatos: Modifica los datos Nombre, Domicilio, <text:s/>Teléfono y Tipo de Cliente.</text:span></text:span></text:p>
        </text:list-item>
        <text:list-item>
          <text:p text:style-name="P26"><text:span text:style-name="Intense_20_Emphasis"><text:span text:style-name="T7">IngresarCarga(Carga): Se ingresa una carga que corresponde a ese cliente.</text:span></text:span></text:p>
        </text:list-item>
        <text:list-item>
          <text:p text:style-name="P26"><text:span text:style-name="Intense_20_Emphasis"><text:span text:style-name="T7">IngresarDeuda: Ingresa el monto que debe pagar el cliente actualmente.</text:span></text:span></text:p>
        </text:list-item>
        <text:list-item>
          <text:p text:style-name="P26"><text:span text:style-name="Intense_20_Emphasis"><text:span text:style-name="T7">ConsultarSeguimientoCarga: Devuelve el lugar aproximado en el que se encuentra la o las cargas del cliente.</text:span></text:span></text:p>
        </text:list-item>
        <text:list-item>
          <text:p text:style-name="P26"><text:span text:style-name="Intense_20_Emphasis"><text:span text:style-name="T7">Eliminar: Da de baja al cliente</text:span></text:span></text:p>
        </text:list-item>
        <text:list-item>
          <text:p text:style-name="P26"><text:span text:style-name="Intense_20_Emphasis"><text:span text:style-name="T7">RealizarPago(Carga): Deja registrado en el sistema el pago de la carga.</text:span></text:span></text:p>
        </text:list-item>
        <text:list-item>
          <text:p text:style-name="P26"><text:span text:style-name="Intense_20_Emphasis"><text:span text:style-name="T7">PuedeInicEnvio(Carga): Indica si el cliente abono el pago para poder realizar el envío.</text:span></text:span></text:p>
        </text:list-item>
      </text:list>
      <text:p text:style-name="P9"/>
      <text:p text:style-name="No_20_Spacing"><text:span text:style-name="Intense_20_Emphasis"><text:span text:style-name="T12">Responsabilidades:</text:span></text:span></text:p>
      <text:p text:style-name="No_20_Spacing"><text:span text:style-name="Intense_20_Emphasis"><text:span text:style-name="T10">Poder conocer </text:span></text:span><text:span text:style-name="Intense_20_Emphasis"><text:span text:style-name="T10">pagos </text:span></text:span><text:span text:style-name="Intense_20_Emphasis"><text:span text:style-name="T10">pendientes y realizados del envío de cargas del cliente.</text:span></text:span></text:p>
      <text:p text:style-name="No_20_Spacing"/>
      <text:h text:style-name="Heading_20_2" text:outline-level="2">Carga</text:h>
      <text:p text:style-name="No_20_Spacing"><text:span text:style-name="Intense_20_Emphasis"><text:span text:style-name="T12">Atributos:</text:span></text:span></text:p>
      <text:list xml:id="list951330218" text:style-name="L2">
        <text:list-item>
          <text:p text:style-name="P25"><text:span text:style-name="Intense_20_Emphasis"><text:span text:style-name="T8">Tipo: El tipo de carga que se transporta (por ejemplo: alimentos que necesiten refriger</text:span></text:span><text:span text:style-name="Intense_20_Emphasis"><text:span text:style-name="T8">a</text:span></text:span><text:span text:style-name="Intense_20_Emphasis"><text:span text:style-name="T8">ción, animales, frágiles, normales)</text:span></text:span></text:p>
        </text:list-item>
        <text:list-item>
          <text:p text:style-name="P25"><text:span text:style-name="Intense_20_Emphasis"><text:span text:style-name="T8">Descripcion: Descripción de la carga (volumen, peso y cantidad)</text:span></text:span></text:p>
        </text:list-item>
        <text:list-item>
          <text:p text:style-name="P25"><text:span text:style-name="Intense_20_Emphasis"><text:span text:style-name="T8">PosicionActual: La posición física aproximada de la carga en ese momento(basado en el último punto de control)</text:span></text:span></text:p>
        </text:list-item>
        <text:list-item>
          <text:p text:style-name="P25"><text:span text:style-name="Intense_20_Emphasis"><text:span text:style-name="T8">Estado: En viaje, en origen, en destino.</text:span></text:span></text:p>
        </text:list-item>
        <text:list-item>
          <text:p text:style-name="P25"><text:span text:style-name="Intense_20_Emphasis"><text:span text:style-name="T8">Pagado: SI | NO.</text:span></text:span></text:p>
        </text:list-item>
        <text:list-item>
          <text:p text:style-name="P25"><text:span text:style-name="Intense_20_Emphasis"><text:span text:style-name="T8">Precio_envio</text:span></text:span><text:span text:style-name="Intense_20_Emphasis"><text:span text:style-name="T8">: Precio que tiene el transporte de la carga.</text:span></text:span></text:p>
        </text:list-item>
        <text:list-item>
          <text:p text:style-name="P25"><text:span text:style-name="Intense_20_Emphasis"><text:span text:style-name="T8">FechaEstPartida: Fecha estimada de partida de la carga.</text:span></text:span></text:p>
        </text:list-item>
        <text:list-item>
          <text:p text:style-name="P25"><text:span text:style-name="Intense_20_Emphasis"><text:span text:style-name="T8">FechaEstLlegada: Fecha estimada de llegada de la carga</text:span></text:span></text:p>
        </text:list-item>
      </text:list>
      <text:p text:style-name="P9"/>
      <text:p text:style-name="No_20_Spacing"><text:span text:style-name="Intense_20_Emphasis"><text:span text:style-name="T12">Métodos:</text:span></text:span></text:p>
      <text:list xml:id="list1841670523" text:style-name="L3">
        <text:list-item>
          <text:p text:style-name="P26"><text:span text:style-name="Intense_20_Emphasis"><text:span text:style-name="T7">IngresarDatos: Ingresa y almacena los datos de Descripcion y Tipo</text:span></text:span></text:p>
        </text:list-item>
        <text:list-item>
          <text:p text:style-name="P26"><text:span text:style-name="Intense_20_Emphasis"><text:span text:style-name="T7">ActualizarPosicion: Actualiza la posición física actual de la carga.</text:span></text:span></text:p>
        </text:list-item>
        <text:list-item>
          <text:p text:style-name="P26"><text:span text:style-name="Intense_20_Emphasis"><text:span text:style-name="T7">Modificar: Modifica datos del cliente</text:span></text:span></text:p>
        </text:list-item>
        <text:list-item>
          <text:p text:style-name="P26"><text:span text:style-name="Intense_20_Emphasis"><text:span text:style-name="T7">Eliminar: Elimina la carga</text:span></text:span></text:p>
        </text:list-item>
      </text:list>
      <text:p text:style-name="P9"/>
      <text:p text:style-name="No_20_Spacing"><text:span text:style-name="Intense_20_Emphasis"><text:span text:style-name="T12">Responsabilidades:</text:span></text:span></text:p>
      <text:p text:style-name="Normal">Poder conocer la posición de dicha carga y si se pagó su envío.</text:p>
      <text:h text:style-name="Heading_20_2" text:outline-level="2"><text:soft-page-break/></text:h>
      <text:h text:style-name="Heading_20_2" text:outline-level="2">Ruta</text:h>
      <text:p text:style-name="No_20_Spacing"><text:span text:style-name="Intense_20_Emphasis"><text:span text:style-name="T12">Atributos:</text:span></text:span></text:p>
      <text:p text:style-name="No_20_Spacing"/>
      <text:list xml:id="list1638904296" text:style-name="L4">
        <text:list-item>
          <text:p text:style-name="P27"><text:span text:style-name="Intense_20_Emphasis"><text:span text:style-name="T7">TiempoEstimado: Tiempo aproximado del recorrido de la ruta.</text:span></text:span></text:p>
        </text:list-item>
      </text:list>
      <text:list xml:id="list469460992" text:style-name="L2">
        <text:list-item>
          <text:p text:style-name="P25"><text:span text:style-name="Intense_20_Emphasis"><text:span text:style-name="T7">Origen: Lugar de inicio del trayecto.</text:span></text:span></text:p>
        </text:list-item>
        <text:list-item>
          <text:p text:style-name="P25"><text:span text:style-name="Intense_20_Emphasis"><text:span text:style-name="T7">Destino: Lugar de fin del trayecto.</text:span></text:span></text:p>
        </text:list-item>
      </text:list>
      <text:p text:style-name="No_20_Spacing"/>
      <text:p text:style-name="No_20_Spacing"><text:span text:style-name="Intense_20_Emphasis"><text:span text:style-name="T12">Métodos:</text:span></text:span></text:p>
      <text:list xml:id="list649684010" text:style-name="L3">
        <text:list-item>
          <text:p text:style-name="P26"><text:span text:style-name="Intense_20_Emphasis"><text:span text:style-name="T7">IngresarDatos: Ingresa y almacena datos de precio, tiempo estimado, origen y destino.</text:span></text:span></text:p>
        </text:list-item>
        <text:list-item>
          <text:p text:style-name="P26"><text:span text:style-name="Intense_20_Emphasis"><text:span text:style-name="T7">ModificarDatos: Modifica los datos de precio, tiempo estimado, origen y destino.</text:span></text:span></text:p>
        </text:list-item>
        <text:list-item>
          <text:p text:style-name="P26"><text:span text:style-name="Intense_20_Emphasis"><text:span text:style-name="T7">Eliminar: Elimina la ruta.</text:span></text:span></text:p>
        </text:list-item>
      </text:list>
      <text:p text:style-name="P9"/>
      <text:p text:style-name="No_20_Spacing"><text:span text:style-name="Intense_20_Emphasis"><text:span text:style-name="T12">Responsabilidades:</text:span></text:span></text:p>
      <text:p text:style-name="Normal">Representar el camino que recorre una carga.</text:p>
      <text:h text:style-name="Heading_20_2" text:outline-level="2">Tramo</text:h>
      <text:p text:style-name="No_20_Spacing"><text:span text:style-name="Intense_20_Emphasis"><text:span text:style-name="T12">Atributos:</text:span></text:span></text:p>
      <text:list xml:id="list2026372876" text:style-name="L2">
        <text:list-item>
          <text:p text:style-name="P25"><text:span text:style-name="Intense_20_Emphasis"><text:span text:style-name="T7">TiempoEstimado: Tiempo aproximado del recorrido del tramo.</text:span></text:span></text:p>
        </text:list-item>
        <text:list-item>
          <text:p text:style-name="P25"><text:span text:style-name="Intense_20_Emphasis"><text:span text:style-name="T7">Descripcion: Descripcion del tramo (ej: caminos que se tomaran)</text:span></text:span></text:p>
        </text:list-item>
        <text:list-item>
          <text:p text:style-name="P25"><text:span text:style-name="Intense_20_Emphasis"><text:span text:style-name="T7">CantAduanas: La cantidad de aduanas que se deberán pasar.</text:span></text:span></text:p>
        </text:list-item>
        <text:list-item>
          <text:p text:style-name="P25"><text:span text:style-name="Intense_20_Emphasis"><text:span text:style-name="T7">Inicio: Lugar donde inicia el tramo.</text:span></text:span></text:p>
        </text:list-item>
        <text:list-item>
          <text:p text:style-name="P25"><text:span text:style-name="Intense_20_Emphasis"><text:span text:style-name="T7">Final: Lugar donde se finaliza el tramo.</text:span></text:span></text:p>
        </text:list-item>
      </text:list>
      <text:p text:style-name="No_20_Spacing"/>
      <text:p text:style-name="No_20_Spacing"><text:span text:style-name="Intense_20_Emphasis"><text:span text:style-name="T12">Métodos:</text:span></text:span></text:p>
      <text:list xml:id="list1254738686" text:style-name="L3">
        <text:list-item>
          <text:p text:style-name="P26"><text:span text:style-name="Intense_20_Emphasis"><text:span text:style-name="T7">IngresarDatos: Ingresa y almacena datos de tiempo estimado, descripción, aduanas, inicio y final del tramo.</text:span></text:span></text:p>
        </text:list-item>
        <text:list-item>
          <text:p text:style-name="P26"><text:span text:style-name="Intense_20_Emphasis"><text:span text:style-name="T7">ModificarDatos: Modifica los datos de tiempo estimado, descripción, aduanas , inicio y final del tramo.</text:span></text:span></text:p>
        </text:list-item>
        <text:list-item>
          <text:p text:style-name="P26"><text:span text:style-name="Intense_20_Emphasis"><text:span text:style-name="T7">Eliminar: Elimina el tramo.</text:span></text:span></text:p>
        </text:list-item>
      </text:list>
      <text:p text:style-name="P9"/>
      <text:p text:style-name="No_20_Spacing"><text:span text:style-name="Intense_20_Emphasis"><text:span text:style-name="T12">Responsabilidades:</text:span></text:span></text:p>
      <text:p text:style-name="Normal">Se encarga de unir un punto de carga con un punto de descarga.</text:p>
      <text:h text:style-name="Heading_20_2" text:outline-level="2"/>
      <text:h text:style-name="Heading_20_2" text:outline-level="2">Transporte</text:h>
      <text:p text:style-name="No_20_Spacing"><text:span text:style-name="Intense_20_Emphasis"><text:span text:style-name="T12">Atributos:</text:span></text:span></text:p>
      <text:list xml:id="list2167146142" text:style-name="L2">
        <text:list-item>
          <text:p text:style-name="P25"><text:span text:style-name="Intense_20_Emphasis"><text:span text:style-name="T7">Tipo de transporte: Descripción de tipos de carga que puede transportar el medio de tran</text:span></text:span><text:span text:style-name="Intense_20_Emphasis"><text:span text:style-name="T7">s</text:span></text:span><text:span text:style-name="Intense_20_Emphasis"><text:span text:style-name="T7">porte.</text:span></text:span></text:p>
        </text:list-item>
        <text:list-item>
          <text:p text:style-name="P25"><text:span text:style-name="Intense_20_Emphasis"><text:span text:style-name="T7">Proveedor: Empresa que nos provee el medio de transporte</text:span></text:span></text:p>
        </text:list-item>
        <text:list-item>
          <text:p text:style-name="P25"><text:span text:style-name="Intense_20_Emphasis"><text:span text:style-name="T7">Tipos de Carga: </text:span></text:span><text:span text:style-name="Intense_20_Emphasis"><text:span text:style-name="T7">Tipos de carga que puede transportar</text:span></text:span></text:p>
        </text:list-item>
        <text:list-item>
          <text:p text:style-name="P25"><text:span text:style-name="Intense_20_Emphasis"><text:span text:style-name="T7">Precio: Costo del envío de la carga.</text:span></text:span></text:p>
        </text:list-item>
      </text:list>
      <text:p text:style-name="P9"/>
      <text:p text:style-name="No_20_Spacing"/>
      <text:p text:style-name="No_20_Spacing"><text:span text:style-name="Intense_20_Emphasis"><text:span text:style-name="T12">Métodos:</text:span></text:span></text:p>
      <text:list xml:id="list682683887" text:style-name="L3">
        <text:list-item>
          <text:p text:style-name="P26"><text:span text:style-name="Intense_20_Emphasis"><text:span text:style-name="T7">Alta: Almacena el transporte.</text:span></text:span></text:p>
        </text:list-item>
        <text:list-item>
          <text:p text:style-name="P26"><text:span text:style-name="Intense_20_Emphasis"><text:span text:style-name="T7">Baja: Elimina el transporte.</text:span></text:span></text:p>
        </text:list-item>
        <text:list-item>
          <text:p text:style-name="P26"><text:span text:style-name="Intense_20_Emphasis"><text:span text:style-name="T7">Modificación</text:span></text:span><text:span text:style-name="Intense_20_Emphasis"><text:span text:style-name="T7">: Modifica el transporte.</text:span></text:span></text:p>
        </text:list-item>
      </text:list>
      <text:p text:style-name="P9"><text:soft-page-break/></text:p>
      <text:p text:style-name="No_20_Spacing"><text:span text:style-name="Intense_20_Emphasis"><text:span text:style-name="T12">Responsabilidades:</text:span></text:span></text:p>
      <text:p text:style-name="Normal"><text:span text:style-name="Intense_20_Emphasis"><text:span text:style-name="T10">Llevar el control del transporte que realiza el envío.</text:span></text:span></text:p>
      <text:p text:style-name="Normal"/>
      <text:h text:style-name="Heading_20_2" text:outline-level="2">Puntos clave</text:h>
      <text:p text:style-name="Normal"><text:span text:style-name="Intense_20_Emphasis"><text:span text:style-name="T12">Atributos:</text:span></text:span></text:p>
      <text:list xml:id="list1275037093" text:style-name="L4">
        <text:list-item>
          <text:p text:style-name="P29">Tipo: Si es aduana o depósito.</text:p>
        </text:list-item>
        <text:list-item>
          <text:p text:style-name="P29">FechaEntrada: Fecha de entrada a la aduana/depósito de la carga.</text:p>
        </text:list-item>
        <text:list-item>
          <text:p text:style-name="P29">FechaSalida: Fecha de salida de la aduana/depósito de la carga.</text:p>
        </text:list-item>
        <text:list-item>
          <text:p text:style-name="P28"><text:span text:style-name="Default_20_Paragraph_20_Font"><text:span text:style-name="T11">Ubicación: Ubicación de la aduana/depósito.</text:span></text:span><text:span text:style-name="Default_20_Paragraph_20_Font"><text:span text:style-name="T11"><text:line-break/></text:span></text:span></text:p>
        </text:list-item>
      </text:list>
      <text:p text:style-name="Normal"><text:span text:style-name="Intense_20_Emphasis"><text:span text:style-name="T12">Métodos:</text:span></text:span></text:p>
      <text:list xml:id="list1266783391" text:style-name="L5">
        <text:list-item>
          <text:p text:style-name="P30">RegIngreso(Carga): Registra el ingreso de la carga a la aduana/depósito.</text:p>
        </text:list-item>
        <text:list-item>
          <text:p text:style-name="P30">RegEgreso(Carga): Registra el egreso de la carga de la aduana/depósito</text:p>
        </text:list-item>
      </text:list>
      <text:p text:style-name="Normal"/>
      <text:h text:style-name="P11" text:outline-level="1">Diagrama de Clases participantes</text:h>
      <text:p text:style-name="Normal"/>
      <text:p text:style-name="P10"><draw:frame draw:style-name="fr3" draw:name="Picture 1" text:anchor-type="as-char" svg:y="0cm" svg:width="17.648cm" style:rel-width="scale" svg:height="13.682cm" style:rel-height="scale" draw:z-index="0"><draw:image/></draw:frame></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í" svg:font-family="Calibrí" style:font-family-generic="system"/>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fo:text-shadow="none"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fo:text-shadow="none"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hyphenation-ladder-count="no-limit" fo:background-color="#ffffff">
        <style:background-image/>
      </style:paragraph-properties>
      <style:text-properties style:font-name="Verdana" fo:font-size="12pt" fo:background-color="#ffffff" style:font-name-asian="Verdana" style:font-size-asian="12pt" style:font-name-complex="Verdana" style:font-size-complex="12pt"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76092" style:font-name="Cambria" fo:font-size="14pt" fo:font-weight="bold" style:font-size-asian="14pt" style:font-weight-asian="bold"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54061" style:font-name="Cambria"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54061" style:font-name="Cambria" fo:font-style="italic" style:font-style-asian="italic"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style-asian="italic"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size-asian="10pt"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size-asian="10pt" style:font-style-asian="italic"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writely-toc-lower-roman" style:family="paragraph" style:parent-style-name="Standard">
      <style:paragraph-properties fo:hyphenation-ladder-count="no-limit"/>
      <style:text-properties fo:hyphenate="true" fo:hyphenation-remain-char-count="0" fo:hyphenation-push-char-count="0"/>
    </style:style>
    <style:style style:name="Tr" style:family="paragraph" style:parent-style-name="Standard">
      <style:paragraph-properties fo:hyphenation-ladder-count="no-limit"/>
      <style:text-properties fo:hyphenate="true" fo:hyphenation-remain-char-count="0" fo:hyphenation-push-char-count="0"/>
    </style:style>
    <style:style style:name="Img" style:family="paragraph" style:parent-style-name="Standard">
      <style:paragraph-properties fo:hyphenation-ladder-count="no-limit"/>
      <style:text-properties fo:hyphenate="true" fo:hyphenation-remain-char-count="0" fo:hyphenation-push-char-count="0"/>
    </style:style>
    <style:style style:name="Div" style:family="paragraph" style:parent-style-name="Standard">
      <style:paragraph-properties fo:hyphenation-ladder-count="no-limit"/>
      <style:text-properties fo:hyphenate="true" fo:hyphenation-remain-char-count="0" fo:hyphenation-push-char-count="0"/>
    </style:style>
    <style:style style:name="webkit-indent-blockquote" style:family="paragraph" style:parent-style-name="Standard">
      <style:paragraph-properties fo:hyphenation-ladder-count="no-limit"/>
      <style:text-properties fo:hyphenate="true" fo:hyphenation-remain-char-count="0" fo:hyphenation-push-char-count="0"/>
    </style:style>
    <style:style style:name="writely-toc-disc" style:family="paragraph" style:parent-style-name="Standard">
      <style:paragraph-properties fo:hyphenation-ladder-count="no-limit"/>
      <style:text-properties fo:hyphenate="true" fo:hyphenation-remain-char-count="0" fo:hyphenation-push-char-count="0"/>
    </style:style>
    <style:style style:name="Ol" style:family="paragraph" style:parent-style-name="Standard">
      <style:paragraph-properties fo:hyphenation-ladder-count="no-limit"/>
      <style:text-properties fo:hyphenate="true" fo:hyphenation-remain-char-count="0" fo:hyphenation-push-char-count="0"/>
    </style:style>
    <style:style style:name="writely-toc-decimal" style:family="paragraph" style:parent-style-name="Standard">
      <style:paragraph-properties fo:hyphenation-ladder-count="no-limit"/>
      <style:text-properties fo:hyphenate="true" fo:hyphenation-remain-char-count="0" fo:hyphenation-push-char-count="0"/>
    </style:style>
    <style:style style:name="Option" style:family="paragraph" style:parent-style-name="Standard">
      <style:paragraph-properties fo:hyphenation-ladder-count="no-limit"/>
      <style:text-properties fo:hyphenate="true" fo:hyphenation-remain-char-count="0" fo:hyphenation-push-char-count="0"/>
    </style:style>
    <style:style style:name="Ul" style:family="paragraph" style:parent-style-name="Standard">
      <style:paragraph-properties fo:hyphenation-ladder-count="no-limit"/>
      <style:text-properties fo:hyphenate="true" fo:hyphenation-remain-char-count="0" fo:hyphenation-push-char-count="0"/>
    </style:style>
    <style:style style:name="Select" style:family="paragraph" style:parent-style-name="Standard">
      <style:paragraph-properties fo:hyphenation-ladder-count="no-limit"/>
      <style:text-properties fo:hyphenate="true" fo:hyphenation-remain-char-count="0" fo:hyphenation-push-char-count="0"/>
    </style:style>
    <style:style style:name="writely-toc-lower-alpha" style:family="paragraph" style:parent-style-name="Standard">
      <style:paragraph-properties fo:hyphenation-ladder-count="no-limit"/>
      <style:text-properties fo:hyphenate="true" fo:hyphenation-remain-char-count="0" fo:hyphenation-push-char-count="0"/>
    </style:style>
    <style:style style:name="Blockquote" style:family="paragraph" style:parent-style-name="Standard">
      <style:paragraph-properties fo:hyphenation-ladder-count="no-limit" fo:padding="0cm" fo:border="0.026cm solid #dddddd" style:shadow="none"/>
      <style:text-properties fo:hyphenate="true" fo:hyphenation-remain-char-count="0" fo:hyphenation-push-char-count="0"/>
    </style:style>
    <style:style style:name="writely-toc-upper-alpha" style:family="paragraph" style:parent-style-name="Standard">
      <style:paragraph-properties fo:hyphenation-ladder-count="no-limit"/>
      <style:text-properties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Table" style:family="paragraph" style:parent-style-name="Standard" style:class="extra">
      <style:paragraph-properties fo:hyphenation-ladder-count="no-limit"/>
      <style:text-properties fo:hyphenate="true" fo:hyphenation-remain-char-count="0" fo:hyphenation-push-char-count="0"/>
    </style:style>
    <style:style style:name="Li" style:family="paragraph" style:parent-style-name="Standard">
      <style:paragraph-properties fo:hyphenation-ladder-count="no-limit"/>
      <style:text-properties fo:hyphenate="true" fo:hyphenation-remain-char-count="0" fo:hyphenation-push-char-count="0"/>
    </style:style>
    <style:style style:name="pb" style:family="paragraph" style:parent-style-name="Standard">
      <style:paragraph-properties fo:hyphenation-ladder-count="no-limit"/>
      <style:text-properties fo:hyphenate="true" fo:hyphenation-remain-char-count="0" fo:hyphenation-push-char-count="0"/>
    </style:style>
    <style:style style:name="Address" style:family="paragraph" style:parent-style-name="Standard">
      <style:paragraph-properties fo:hyphenation-ladder-count="no-limit"/>
      <style:text-properties fo:hyphenate="true" fo:hyphenation-remain-char-count="0" fo:hyphenation-push-char-count="0"/>
    </style:style>
    <style:style style:name="Pre" style:family="paragraph" style:parent-style-name="Standard">
      <style:paragraph-properties fo:hyphenation-ladder-count="no-limit"/>
      <style:text-properties style:font-name="Courier New" style:font-name-asian="Courier New" style:font-name-complex="Courier New" fo:hyphenate="true" fo:hyphenation-remain-char-count="0" fo:hyphenation-push-char-count="0"/>
    </style:style>
    <style:style style:name="Ol_5f_writely-toc-subheading" style:display-name="Ol_writely-toc-subheading" style:family="paragraph" style:parent-style-name="Ol">
      <style:paragraph-properties fo:hyphenation-ladder-count="no-limit"/>
      <style:text-properties fo:hyphenate="true" fo:hyphenation-remain-char-count="0" fo:hyphenation-push-char-count="0"/>
    </style:style>
    <style:style style:name="writely-toc-upper-roman" style:family="paragraph" style:parent-style-name="Standard">
      <style:paragraph-properties fo:hyphenation-ladder-count="no-limit"/>
      <style:text-properties fo:hyphenate="true" fo:hyphenation-remain-char-count="0" fo:hyphenation-push-char-count="0"/>
    </style:style>
    <style:style style:name="writely-toc-none" style:family="paragraph" style:parent-style-name="Standard">
      <style:paragraph-properties fo:hyphenation-ladder-count="no-limit"/>
      <style:text-properties fo:hyphenate="tru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035cm solid #4f81bd" style:shadow="none"/>
      <style:text-properties fo:color="#17375e" style:font-name="Cambria" fo:font-size="26pt" fo:letter-spacing="0.009cm" style:letter-kerning="true" style:font-size-asian="26pt"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size-asian="12pt" style:font-style-asian="italic" style:font-size-complex="12pt" style:font-style-complex="italic"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ítulo_20_de_20_TDC" style:display-name="Título de TDC"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true" fo:hyphenation-remain-char-count="0" fo:hyphenation-push-char-count="0"/>
    </style:style>
    <style:style style:name="Sin_20_espaciado" style:display-name="Sin espaciado"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_20_destacada" style:display-name="Cita destacada" style:family="paragraph" style:parent-style-name="Normal" style:next-style-name="Normal">
      <style:paragraph-properties fo:margin-left="1.651cm" fo:margin-right="1.651cm" fo:margin-top="0.353cm" fo:margin-bottom="0.494cm" fo:hyphenation-ladder-count="no-limit" fo:text-indent="0cm" style:auto-text-indent="false" fo:padding="0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DC_20_2" style:display-name="TD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DC_20_3" style:display-name="TD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tru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tru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tru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4%"/>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Fuente_20_de_20_párrafo_20_predeter.">
      <style:text-properties fo:color="#17375e" style:font-name="Cambria" fo:font-size="26pt" fo:letter-spacing="0.009cm" style:letter-kerning="true" style:font-name-asian="Times New Roman" style:font-size-asian="26pt" style:font-name-complex="Times New Roman" style:font-size-complex="26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Fuente_20_de_20_párrafo_20_predeter.">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7_20_Char" style:display-name="Heading 7 Char" style:family="text" style:parent-style-name="Fuente_20_de_20_párrafo_20_predeter.">
      <style:text-properties fo:color="#404040" style:font-name="Cambria" fo:font-style="italic" style:font-name-asian="Times New Roman" style:font-style-asian="italic" style:font-name-complex="Times New Roman" style:font-style-complex="italic"/>
    </style:style>
    <style:style style:name="Balloon_20_Text_20_Char" style:display-name="Balloon Text Char" style:family="text" style:parent-style-name="Fuente_20_de_20_párrafo_20_predeter.">
      <style:text-properties style:font-name="Tahoma" fo:font-size="8pt" style:font-size-asian="8pt" style:font-size-complex="8pt"/>
    </style:style>
    <style:style style:name="Heading_20_1_20_Char" style:display-name="Heading 1 Char" style:family="text" style:parent-style-name="Fuente_20_de_20_párrafo_20_predeter.">
      <style:text-properties fo:color="#376092"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Fuente_20_de_20_párrafo_20_predeter.">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Fuente_20_de_20_párrafo_20_predeter.">
      <style:text-properties fo:color="#254061" style:font-name="Cambria" style:font-name-asian="Times New Roman" style:font-name-complex="Times New Roman"/>
    </style:style>
    <style:style style:name="Heading_20_6_20_Char" style:display-name="Heading 6 Char" style:family="text" style:parent-style-name="Fuente_20_de_20_párrafo_20_predeter.">
      <style:text-properties fo:color="#254061"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Fuente_20_de_20_párrafo_20_predeter.">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Quote_20_Char" style:display-name="Quote Char" style:family="text" style:parent-style-name="Fuente_20_de_20_párrafo_20_predeter.">
      <style:text-properties fo:color="#000000" fo:font-style="italic" style:font-style-asian="italic" style:font-style-complex="italic"/>
    </style:style>
    <style:style style:name="Intense_20_Quote_20_Char" style:display-name="Intense Quote Char"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Énfasis_20_sutil" style:display-name="Énfasis sutil" style:family="text" style:parent-style-name="Fuente_20_de_20_párrafo_20_predeter.">
      <style:text-properties fo:color="#808080" fo:font-style="italic" style:font-style-asian="italic" style:font-style-complex="italic"/>
    </style:style>
    <style:style style:name="Énfasis_20_intenso" style:display-name="Énfasis intenso"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eferencia_20_intensa" style:display-name="Referencia intensa" style:family="text" style:parent-style-name="Fuente_20_de_20_párrafo_20_predeter.">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1" style:display-name="Balloon Text Char1"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color="#999999"/>
    </style:style>
    <style:style style:name="MT2"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Análisis de la Información (75.09) -</text:span></text:span> <text:span text:style-name="Fuente_20_de_20_párrafo_20_predeter."><text:span text:style-name="MT2">TODOMUNDO Transportes</text:span></text:span></text:p>
      </style:header>
      <style:footer>
        <text:p text:style-name="MP2"><text:page-number text:select-page="current">25</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ODOMUNDO Transportes</dc:title>
    <meta:initial-creator/>
    <dc:creator>Jime </dc:creator>
    <meta:creation-date>2010-04-16T02:12:00Z</meta:creation-date>
    <dc:date>2010-05-07T15:05:58</dc:date>
    <meta:editing-cycles>105</meta:editing-cycles>
    <meta:editing-duration>PT16H58M03S</meta:editing-duration>
    <meta:document-statistic meta:table-count="1" meta:image-count="3" meta:object-count="0" meta:page-count="36" meta:paragraph-count="611" meta:word-count="5104" meta:character-count="31567"/>
    <meta:template xlink:type="simple" xlink:actuate="onRequest" xlink:title="" xlink:href="Normal"/>
  </office:meta>
</office:document-meta>
</file>